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55cm"/>
    </style:style>
    <style:style style:name="co2" style:family="table-column">
      <style:table-column-properties fo:break-before="auto" style:column-width="1.827cm"/>
    </style:style>
    <style:style style:name="co3" style:family="table-column">
      <style:table-column-properties fo:break-before="auto" style:column-width="5.923cm"/>
    </style:style>
    <style:style style:name="co4" style:family="table-column">
      <style:table-column-properties fo:break-before="auto" style:column-width="2.223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ta1" style:family="table" style:master-page-name="PageStyle_5f_PARcalib">
      <style:table-properties table:display="true" style:writing-mode="lr-tb"/>
    </style: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8111"/>
    <style:style style:name="ce2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5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07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0.71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ARcalib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ce3"/>
        <table:table-column table:style-name="co4" table:default-cell-style-name="ce4"/>
        <table:table-column table:style-name="co2" table:number-columns-repeated="1018" table:default-cell-style-name="Default"/>
        <table:table-row table:style-name="ro1">
          <table:table-cell table:style-name="Default" office:value-type="string">
            <text:p>DELTA-T LOGGER</text:p>
          </table:table-cell>
          <table:table-cell table:number-columns-repeated="3"/>
          <table:table-cell table:style-name="ce2" office:value-type="string">
            <text:p>Date and Time</text:p>
          </table:table-cell>
          <table:table-cell table:style-name="ce2" office:value-type="string">
            <text:p>Average Above PAR</text:p>
          </table:table-cell>
          <table:table-cell table:number-columns-repeated="6"/>
          <table:table-cell>
            <office:annotation draw:style-name="gr2" draw:text-style-name="P2" svg:width="3.641cm" svg:height="0.917cm" svg:x="24.836cm" svg:y="0.015cm" draw:caption-point-x="4.917cm" draw:caption-point-y="-0.004cm">
              <dc:creator>EP</dc:creator>
              <dc:date>2015-09-03T00:00:00</dc:date>
              <text:p text:style-name="P2"><text:span text:style-name="T1">Ewan Mark Pinnington:</text:span></text:p>
              <text:p text:style-name="P2"><text:span text:style-name="T2"/></text:p>
            </office:annotation>
          </table:table-cell>
          <table:table-cell table:number-columns-repeated="1011"/>
        </table:table-row>
        <table:table-row table:style-name="ro2">
          <table:table-cell table:style-name="Default" office:value-type="string">
            <text:p>PAR_1min</text:p>
          </table:table-cell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2">
          <table:table-cell office:value-type="date" office:date-value="2015-09-02T09:20:00">
            <text:p>02/09/2015 09:20</text:p>
          </table:table-cell>
          <table:table-cell table:number-columns-repeated="3"/>
          <table:table-cell table:style-name="Default">
            <draw:frame table:end-cell-address="PARcalib.Q46" table:end-x="0.278cm" table:end-y="0.354cm" draw:z-index="0" draw:name="Chart 1" draw:style-name="gr1" draw:text-style-name="P1" svg:width="22.856cm" svg:height="18.925cm" svg:x="3.743cm" svg:y="0.225cm">
              <draw:object draw:notify-on-update-of-ranges="PARcalib.D13:PARcalib.D235 PARcalib.F13:PARcalib.F23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1011"/>
        </table:table-row>
        <table:table-row table:style-name="ro2">
          <table:table-cell office:value-type="date" office:date-value="2015-09-02T13:13:48">
            <text:p>02/09/2015 13:13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1011"/>
        </table:table-row>
        <table:table-row table:style-name="ro2">
          <table:table-cell table:style-name="Default" office:value-type="string">
            <text:p>TIMED</text:p>
          </table:table-cell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Default" office:value-type="string">
            <text:p>Channel number <text:s text:c="2"/>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6">
            <text:p>6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Default" office:value-type="string">
            <text:p>Sensor code <text:s text:c="5"/>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string">
            <text:p><text:s text:c="5"/>VLT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Default" office:value-type="string">
            <text:p>Label <text:s text:c="11"/>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string">
            <text:p><text:s/>voltage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Default" office:value-type="string">
            <text:p>Unit <text:s text:c="12"/>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string">
            <text:p><text:s text:c="6"/>mV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Default" office:value-type="string">
            <text:p>Minimum value <text:s text:c="3"/>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3.431">
            <text:p>3.431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Default" office:value-type="string">
            <text:p>Maximum value <text:s text:c="3"/>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20.096">
            <text:p>20.096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date" office:date-value="2015-09-02T09:20:02">
            <text:p>02/09/2015 09:2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5.208">
            <text:p>5.208</text:p>
          </table:table-cell>
          <table:table-cell office:value-type="date" office:date-value="2015-09-02T09:20:28">
            <text:p>02/09/2015 09:20:28</text:p>
          </table:table-cell>
          <table:table-cell office:value-type="float" office:value="465.6">
            <text:p>465.6</text:p>
          </table:table-cell>
          <table:table-cell table:number-columns-repeated="1018"/>
        </table:table-row>
        <table:table-row table:style-name="ro3">
          <table:table-cell office:value-type="date" office:date-value="2015-09-02T09:21:02">
            <text:p>02/09/2015 09:21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3.665">
            <text:p>3.665</text:p>
          </table:table-cell>
          <table:table-cell office:value-type="date" office:date-value="2015-09-02T09:21:03">
            <text:p>02/09/2015 09:21:03</text:p>
          </table:table-cell>
          <table:table-cell office:value-type="float" office:value="410.3">
            <text:p>410.3</text:p>
          </table:table-cell>
          <table:table-cell table:number-columns-repeated="1018"/>
        </table:table-row>
        <table:table-row table:style-name="ro3">
          <table:table-cell office:value-type="date" office:date-value="2015-09-02T09:22:02">
            <text:p>02/09/2015 09:22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5.944">
            <text:p>5.944</text:p>
          </table:table-cell>
          <table:table-cell office:value-type="date" office:date-value="2015-09-02T09:22:03">
            <text:p>02/09/2015 09:22:03</text:p>
          </table:table-cell>
          <table:table-cell office:value-type="float" office:value="444.6">
            <text:p>444.6</text:p>
          </table:table-cell>
          <table:table-cell table:number-columns-repeated="1018"/>
        </table:table-row>
        <table:table-row table:style-name="ro3">
          <table:table-cell office:value-type="date" office:date-value="2015-09-02T09:23:02">
            <text:p>02/09/2015 09:23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9.288">
            <text:p>9.288</text:p>
          </table:table-cell>
          <table:table-cell office:value-type="date" office:date-value="2015-09-02T09:23:03">
            <text:p>02/09/2015 09:23:03</text:p>
          </table:table-cell>
          <table:table-cell office:value-type="float" office:value="858.7">
            <text:p>858.7</text:p>
          </table:table-cell>
          <table:table-cell table:number-columns-repeated="1018"/>
        </table:table-row>
        <table:table-row table:style-name="ro3">
          <table:table-cell office:value-type="date" office:date-value="2015-09-02T09:24:02">
            <text:p>02/09/2015 09:24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8.896">
            <text:p>8.896</text:p>
          </table:table-cell>
          <table:table-cell office:value-type="date" office:date-value="2015-09-02T09:24:03">
            <text:p>02/09/2015 09:24:03</text:p>
          </table:table-cell>
          <table:table-cell office:value-type="float" office:value="826.7">
            <text:p>826.7</text:p>
          </table:table-cell>
          <table:table-cell table:number-columns-repeated="1018"/>
        </table:table-row>
        <table:table-row table:style-name="ro3">
          <table:table-cell office:value-type="date" office:date-value="2015-09-02T09:25:02">
            <text:p>02/09/2015 09:25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6.224">
            <text:p>6.224</text:p>
          </table:table-cell>
          <table:table-cell office:value-type="date" office:date-value="2015-09-02T09:25:03">
            <text:p>02/09/2015 09:25:03</text:p>
          </table:table-cell>
          <table:table-cell office:value-type="float" office:value="599.1">
            <text:p>599.1</text:p>
          </table:table-cell>
          <table:table-cell table:number-columns-repeated="1018"/>
        </table:table-row>
        <table:table-row table:style-name="ro3">
          <table:table-cell office:value-type="date" office:date-value="2015-09-02T09:26:02">
            <text:p>02/09/2015 09:26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6.288">
            <text:p>6.288</text:p>
          </table:table-cell>
          <table:table-cell office:value-type="date" office:date-value="2015-09-02T09:26:03">
            <text:p>02/09/2015 09:26:03</text:p>
          </table:table-cell>
          <table:table-cell office:value-type="float" office:value="597.8">
            <text:p>597.8</text:p>
          </table:table-cell>
          <table:table-cell table:number-columns-repeated="1018"/>
        </table:table-row>
        <table:table-row table:style-name="ro3">
          <table:table-cell office:value-type="date" office:date-value="2015-09-02T09:27:02">
            <text:p>02/09/2015 09:27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8.184">
            <text:p>8.184</text:p>
          </table:table-cell>
          <table:table-cell office:value-type="date" office:date-value="2015-09-02T09:27:03">
            <text:p>02/09/2015 09:27:03</text:p>
          </table:table-cell>
          <table:table-cell office:value-type="float" office:value="846.2">
            <text:p>846.2</text:p>
          </table:table-cell>
          <table:table-cell table:number-columns-repeated="1018"/>
        </table:table-row>
        <table:table-row table:style-name="ro3">
          <table:table-cell office:value-type="date" office:date-value="2015-09-02T09:28:02">
            <text:p>02/09/2015 09:28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8.936">
            <text:p>8.936</text:p>
          </table:table-cell>
          <table:table-cell office:value-type="date" office:date-value="2015-09-02T09:28:03">
            <text:p>02/09/2015 09:28:03</text:p>
          </table:table-cell>
          <table:table-cell office:value-type="float" office:value="916.8">
            <text:p>916.8</text:p>
          </table:table-cell>
          <table:table-cell table:number-columns-repeated="1018"/>
        </table:table-row>
        <table:table-row table:style-name="ro3">
          <table:table-cell office:value-type="date" office:date-value="2015-09-02T09:29:02">
            <text:p>02/09/2015 09:29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9.544">
            <text:p>9.544</text:p>
          </table:table-cell>
          <table:table-cell office:value-type="date" office:date-value="2015-09-02T09:29:03">
            <text:p>02/09/2015 09:29:03</text:p>
          </table:table-cell>
          <table:table-cell office:value-type="float" office:value="967.9">
            <text:p>967.9</text:p>
          </table:table-cell>
          <table:table-cell table:number-columns-repeated="1018"/>
        </table:table-row>
        <table:table-row table:style-name="ro3">
          <table:table-cell office:value-type="date" office:date-value="2015-09-02T09:30:02">
            <text:p>02/09/2015 09:3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9">
            <text:p>9</text:p>
          </table:table-cell>
          <table:table-cell office:value-type="date" office:date-value="2015-09-02T09:30:03">
            <text:p>02/09/2015 09:30:03</text:p>
          </table:table-cell>
          <table:table-cell office:value-type="float" office:value="897.3">
            <text:p>897.3</text:p>
          </table:table-cell>
          <table:table-cell table:number-columns-repeated="1018"/>
        </table:table-row>
        <table:table-row table:style-name="ro3">
          <table:table-cell office:value-type="date" office:date-value="2015-09-02T09:31:02">
            <text:p>02/09/2015 09:31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9.992">
            <text:p>9.992</text:p>
          </table:table-cell>
          <table:table-cell office:value-type="date" office:date-value="2015-09-02T09:31:03">
            <text:p>02/09/2015 09:31:03</text:p>
          </table:table-cell>
          <table:table-cell office:value-type="float" office:value="1012.9">
            <text:p>1012.9</text:p>
          </table:table-cell>
          <table:table-cell table:number-columns-repeated="1018"/>
        </table:table-row>
        <table:table-row table:style-name="ro3">
          <table:table-cell office:value-type="date" office:date-value="2015-09-02T09:32:02">
            <text:p>02/09/2015 09:32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0.832">
            <text:p>10.832</text:p>
          </table:table-cell>
          <table:table-cell office:value-type="date" office:date-value="2015-09-02T09:32:03">
            <text:p>02/09/2015 09:32:03</text:p>
          </table:table-cell>
          <table:table-cell office:value-type="float" office:value="1079.9">
            <text:p>1079.9</text:p>
          </table:table-cell>
          <table:table-cell table:number-columns-repeated="1018"/>
        </table:table-row>
        <table:table-row table:style-name="ro3">
          <table:table-cell office:value-type="date" office:date-value="2015-09-02T09:33:02">
            <text:p>02/09/2015 09:33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1.664">
            <text:p>11.664</text:p>
          </table:table-cell>
          <table:table-cell office:value-type="date" office:date-value="2015-09-02T09:33:03">
            <text:p>02/09/2015 09:33:03</text:p>
          </table:table-cell>
          <table:table-cell office:value-type="float" office:value="1162.7">
            <text:p>1162.7</text:p>
          </table:table-cell>
          <table:table-cell table:number-columns-repeated="1018"/>
        </table:table-row>
        <table:table-row table:style-name="ro3">
          <table:table-cell office:value-type="date" office:date-value="2015-09-02T09:34:02">
            <text:p>02/09/2015 09:34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1.936">
            <text:p>11.936</text:p>
          </table:table-cell>
          <table:table-cell office:value-type="date" office:date-value="2015-09-02T09:34:03">
            <text:p>02/09/2015 09:34:03</text:p>
          </table:table-cell>
          <table:table-cell office:value-type="float" office:value="1186.5">
            <text:p>1186.5</text:p>
          </table:table-cell>
          <table:table-cell table:number-columns-repeated="1018"/>
        </table:table-row>
        <table:table-row table:style-name="ro3">
          <table:table-cell office:value-type="date" office:date-value="2015-09-02T09:35:02">
            <text:p>02/09/2015 09:35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1.552">
            <text:p>11.552</text:p>
          </table:table-cell>
          <table:table-cell office:value-type="date" office:date-value="2015-09-02T09:35:03">
            <text:p>02/09/2015 09:35:03</text:p>
          </table:table-cell>
          <table:table-cell office:value-type="float" office:value="1144.6">
            <text:p>1144.6</text:p>
          </table:table-cell>
          <table:table-cell table:number-columns-repeated="1018"/>
        </table:table-row>
        <table:table-row table:style-name="ro3">
          <table:table-cell office:value-type="date" office:date-value="2015-09-02T09:36:02">
            <text:p>02/09/2015 09:36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0.992">
            <text:p>10.992</text:p>
          </table:table-cell>
          <table:table-cell office:value-type="date" office:date-value="2015-09-02T09:36:03">
            <text:p>02/09/2015 09:36:03</text:p>
          </table:table-cell>
          <table:table-cell office:value-type="float" office:value="1014">
            <text:p>1014.0</text:p>
          </table:table-cell>
          <table:table-cell table:number-columns-repeated="1018"/>
        </table:table-row>
        <table:table-row table:style-name="ro3">
          <table:table-cell office:value-type="date" office:date-value="2015-09-02T09:37:02">
            <text:p>02/09/2015 09:37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5.072">
            <text:p>5.072</text:p>
          </table:table-cell>
          <table:table-cell office:value-type="date" office:date-value="2015-09-02T09:37:03">
            <text:p>02/09/2015 09:37:03</text:p>
          </table:table-cell>
          <table:table-cell office:value-type="float" office:value="526.4">
            <text:p>526.4</text:p>
          </table:table-cell>
          <table:table-cell table:number-columns-repeated="1018"/>
        </table:table-row>
        <table:table-row table:style-name="ro3">
          <table:table-cell office:value-type="date" office:date-value="2015-09-02T09:38:02">
            <text:p>02/09/2015 09:38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7.336">
            <text:p>7.336</text:p>
          </table:table-cell>
          <table:table-cell office:value-type="date" office:date-value="2015-09-02T09:38:03">
            <text:p>02/09/2015 09:38:03</text:p>
          </table:table-cell>
          <table:table-cell office:value-type="float" office:value="593">
            <text:p>593.0</text:p>
          </table:table-cell>
          <table:table-cell table:number-columns-repeated="1018"/>
        </table:table-row>
        <table:table-row table:style-name="ro3">
          <table:table-cell office:value-type="date" office:date-value="2015-09-02T09:39:02">
            <text:p>02/09/2015 09:39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4.32">
            <text:p>4.32</text:p>
          </table:table-cell>
          <table:table-cell office:value-type="date" office:date-value="2015-09-02T09:39:03">
            <text:p>02/09/2015 09:39:03</text:p>
          </table:table-cell>
          <table:table-cell office:value-type="float" office:value="423.8">
            <text:p>423.8</text:p>
          </table:table-cell>
          <table:table-cell table:number-columns-repeated="1018"/>
        </table:table-row>
        <table:table-row table:style-name="ro3">
          <table:table-cell office:value-type="date" office:date-value="2015-09-02T09:40:02">
            <text:p>02/09/2015 09:4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4.208">
            <text:p>4.208</text:p>
          </table:table-cell>
          <table:table-cell office:value-type="date" office:date-value="2015-09-02T09:40:03">
            <text:p>02/09/2015 09:40:03</text:p>
          </table:table-cell>
          <table:table-cell office:value-type="float" office:value="412.9">
            <text:p>412.9</text:p>
          </table:table-cell>
          <table:table-cell table:number-columns-repeated="1018"/>
        </table:table-row>
        <table:table-row table:style-name="ro3">
          <table:table-cell office:value-type="date" office:date-value="2015-09-02T09:41:02">
            <text:p>02/09/2015 09:41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4.56">
            <text:p>4.56</text:p>
          </table:table-cell>
          <table:table-cell office:value-type="date" office:date-value="2015-09-02T09:41:03">
            <text:p>02/09/2015 09:41:03</text:p>
          </table:table-cell>
          <table:table-cell office:value-type="float" office:value="451.7">
            <text:p>451.7</text:p>
          </table:table-cell>
          <table:table-cell table:number-columns-repeated="1018"/>
        </table:table-row>
        <table:table-row table:style-name="ro3">
          <table:table-cell office:value-type="date" office:date-value="2015-09-02T09:42:02">
            <text:p>02/09/2015 09:42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5.208">
            <text:p>5.208</text:p>
          </table:table-cell>
          <table:table-cell office:value-type="date" office:date-value="2015-09-02T09:42:03">
            <text:p>02/09/2015 09:42:03</text:p>
          </table:table-cell>
          <table:table-cell office:value-type="float" office:value="516.3">
            <text:p>516.3</text:p>
          </table:table-cell>
          <table:table-cell table:number-columns-repeated="1018"/>
        </table:table-row>
        <table:table-row table:style-name="ro3">
          <table:table-cell office:value-type="date" office:date-value="2015-09-02T09:43:02">
            <text:p>02/09/2015 09:43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5.808">
            <text:p>5.808</text:p>
          </table:table-cell>
          <table:table-cell office:value-type="date" office:date-value="2015-09-02T09:43:03">
            <text:p>02/09/2015 09:43:03</text:p>
          </table:table-cell>
          <table:table-cell office:value-type="float" office:value="580.9">
            <text:p>580.9</text:p>
          </table:table-cell>
          <table:table-cell table:number-columns-repeated="1018"/>
        </table:table-row>
        <table:table-row table:style-name="ro3">
          <table:table-cell office:value-type="date" office:date-value="2015-09-02T09:44:02">
            <text:p>02/09/2015 09:44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6.144">
            <text:p>6.144</text:p>
          </table:table-cell>
          <table:table-cell office:value-type="date" office:date-value="2015-09-02T09:44:03">
            <text:p>02/09/2015 09:44:03</text:p>
          </table:table-cell>
          <table:table-cell office:value-type="float" office:value="588.1">
            <text:p>588.1</text:p>
          </table:table-cell>
          <table:table-cell table:number-columns-repeated="1018"/>
        </table:table-row>
        <table:table-row table:style-name="ro3">
          <table:table-cell office:value-type="date" office:date-value="2015-09-02T09:45:02">
            <text:p>02/09/2015 09:45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5.784">
            <text:p>5.784</text:p>
          </table:table-cell>
          <table:table-cell office:value-type="date" office:date-value="2015-09-02T09:45:03">
            <text:p>02/09/2015 09:45:03</text:p>
          </table:table-cell>
          <table:table-cell office:value-type="float" office:value="568.7">
            <text:p>568.7</text:p>
          </table:table-cell>
          <table:table-cell table:number-columns-repeated="1018"/>
        </table:table-row>
        <table:table-row table:style-name="ro3">
          <table:table-cell office:value-type="date" office:date-value="2015-09-02T09:46:02">
            <text:p>02/09/2015 09:46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5.568">
            <text:p>5.568</text:p>
          </table:table-cell>
          <table:table-cell office:value-type="date" office:date-value="2015-09-02T09:46:03">
            <text:p>02/09/2015 09:46:03</text:p>
          </table:table-cell>
          <table:table-cell office:value-type="float" office:value="545.5">
            <text:p>545.5</text:p>
          </table:table-cell>
          <table:table-cell table:number-columns-repeated="1018"/>
        </table:table-row>
        <table:table-row table:style-name="ro3">
          <table:table-cell office:value-type="date" office:date-value="2015-09-02T09:47:02">
            <text:p>02/09/2015 09:47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5.088">
            <text:p>5.088</text:p>
          </table:table-cell>
          <table:table-cell office:value-type="date" office:date-value="2015-09-02T09:47:03">
            <text:p>02/09/2015 09:47:03</text:p>
          </table:table-cell>
          <table:table-cell office:value-type="float" office:value="507.8">
            <text:p>507.8</text:p>
          </table:table-cell>
          <table:table-cell table:number-columns-repeated="1018"/>
        </table:table-row>
        <table:table-row table:style-name="ro3">
          <table:table-cell office:value-type="date" office:date-value="2015-09-02T09:48:02">
            <text:p>02/09/2015 09:48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4.744">
            <text:p>4.744</text:p>
          </table:table-cell>
          <table:table-cell office:value-type="date" office:date-value="2015-09-02T09:48:03">
            <text:p>02/09/2015 09:48:03</text:p>
          </table:table-cell>
          <table:table-cell office:value-type="float" office:value="471.3">
            <text:p>471.3</text:p>
          </table:table-cell>
          <table:table-cell table:number-columns-repeated="1018"/>
        </table:table-row>
        <table:table-row table:style-name="ro3">
          <table:table-cell office:value-type="date" office:date-value="2015-09-02T09:49:02">
            <text:p>02/09/2015 09:49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4.656">
            <text:p>4.656</text:p>
          </table:table-cell>
          <table:table-cell office:value-type="date" office:date-value="2015-09-02T09:49:03">
            <text:p>02/09/2015 09:49:03</text:p>
          </table:table-cell>
          <table:table-cell office:value-type="float" office:value="458.1">
            <text:p>458.1</text:p>
          </table:table-cell>
          <table:table-cell table:number-columns-repeated="1018"/>
        </table:table-row>
        <table:table-row table:style-name="ro3">
          <table:table-cell office:value-type="date" office:date-value="2015-09-02T09:50:02">
            <text:p>02/09/2015 09:5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5.064">
            <text:p>5.064</text:p>
          </table:table-cell>
          <table:table-cell office:value-type="date" office:date-value="2015-09-02T09:50:03">
            <text:p>02/09/2015 09:50:03</text:p>
          </table:table-cell>
          <table:table-cell office:value-type="float" office:value="505.8">
            <text:p>505.8</text:p>
          </table:table-cell>
          <table:table-cell table:number-columns-repeated="1018"/>
        </table:table-row>
        <table:table-row table:style-name="ro3">
          <table:table-cell office:value-type="date" office:date-value="2015-09-02T09:51:02">
            <text:p>02/09/2015 09:51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6.464">
            <text:p>6.464</text:p>
          </table:table-cell>
          <table:table-cell office:value-type="date" office:date-value="2015-09-02T09:51:03">
            <text:p>02/09/2015 09:51:03</text:p>
          </table:table-cell>
          <table:table-cell office:value-type="float" office:value="627.1">
            <text:p>627.1</text:p>
          </table:table-cell>
          <table:table-cell table:number-columns-repeated="1018"/>
        </table:table-row>
        <table:table-row table:style-name="ro3">
          <table:table-cell office:value-type="date" office:date-value="2015-09-02T09:52:02">
            <text:p>02/09/2015 09:52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6.776">
            <text:p>6.776</text:p>
          </table:table-cell>
          <table:table-cell office:value-type="date" office:date-value="2015-09-02T09:52:03">
            <text:p>02/09/2015 09:52:03</text:p>
          </table:table-cell>
          <table:table-cell office:value-type="float" office:value="679.6">
            <text:p>679.6</text:p>
          </table:table-cell>
          <table:table-cell table:number-columns-repeated="1018"/>
        </table:table-row>
        <table:table-row table:style-name="ro3">
          <table:table-cell office:value-type="date" office:date-value="2015-09-02T09:53:02">
            <text:p>02/09/2015 09:53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6.496">
            <text:p>6.496</text:p>
          </table:table-cell>
          <table:table-cell office:value-type="date" office:date-value="2015-09-02T09:53:03">
            <text:p>02/09/2015 09:53:03</text:p>
          </table:table-cell>
          <table:table-cell office:value-type="float" office:value="646.6">
            <text:p>646.6</text:p>
          </table:table-cell>
          <table:table-cell table:number-columns-repeated="1018"/>
        </table:table-row>
        <table:table-row table:style-name="ro3">
          <table:table-cell office:value-type="date" office:date-value="2015-09-02T09:54:02">
            <text:p>02/09/2015 09:54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5.928">
            <text:p>5.928</text:p>
          </table:table-cell>
          <table:table-cell office:value-type="date" office:date-value="2015-09-02T09:54:03">
            <text:p>02/09/2015 09:54:03</text:p>
          </table:table-cell>
          <table:table-cell office:value-type="float" office:value="585.9">
            <text:p>585.9</text:p>
          </table:table-cell>
          <table:table-cell table:number-columns-repeated="1018"/>
        </table:table-row>
        <table:table-row table:style-name="ro3">
          <table:table-cell office:value-type="date" office:date-value="2015-09-02T09:55:02">
            <text:p>02/09/2015 09:55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5.344">
            <text:p>5.344</text:p>
          </table:table-cell>
          <table:table-cell office:value-type="date" office:date-value="2015-09-02T09:55:03">
            <text:p>02/09/2015 09:55:03</text:p>
          </table:table-cell>
          <table:table-cell office:value-type="float" office:value="527.3">
            <text:p>527.3</text:p>
          </table:table-cell>
          <table:table-cell table:number-columns-repeated="1018"/>
        </table:table-row>
        <table:table-row table:style-name="ro3">
          <table:table-cell office:value-type="date" office:date-value="2015-09-02T09:56:02">
            <text:p>02/09/2015 09:56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4.8">
            <text:p>4.8</text:p>
          </table:table-cell>
          <table:table-cell office:value-type="date" office:date-value="2015-09-02T09:56:03">
            <text:p>02/09/2015 09:56:03</text:p>
          </table:table-cell>
          <table:table-cell office:value-type="float" office:value="477.6">
            <text:p>477.6</text:p>
          </table:table-cell>
          <table:table-cell table:number-columns-repeated="1018"/>
        </table:table-row>
        <table:table-row table:style-name="ro3">
          <table:table-cell office:value-type="date" office:date-value="2015-09-02T09:57:02">
            <text:p>02/09/2015 09:57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4.944">
            <text:p>4.944</text:p>
          </table:table-cell>
          <table:table-cell office:value-type="date" office:date-value="2015-09-02T09:57:03">
            <text:p>02/09/2015 09:57:03</text:p>
          </table:table-cell>
          <table:table-cell office:value-type="float" office:value="493.9">
            <text:p>493.9</text:p>
          </table:table-cell>
          <table:table-cell table:number-columns-repeated="1018"/>
        </table:table-row>
        <table:table-row table:style-name="ro3">
          <table:table-cell office:value-type="date" office:date-value="2015-09-02T09:58:02">
            <text:p>02/09/2015 09:58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5.12">
            <text:p>5.12</text:p>
          </table:table-cell>
          <table:table-cell office:value-type="date" office:date-value="2015-09-02T09:58:03">
            <text:p>02/09/2015 09:58:03</text:p>
          </table:table-cell>
          <table:table-cell office:value-type="float" office:value="508.9">
            <text:p>508.9</text:p>
          </table:table-cell>
          <table:table-cell table:number-columns-repeated="1018"/>
        </table:table-row>
        <table:table-row table:style-name="ro3">
          <table:table-cell office:value-type="date" office:date-value="2015-09-02T09:59:02">
            <text:p>02/09/2015 09:59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5.256">
            <text:p>5.256</text:p>
          </table:table-cell>
          <table:table-cell office:value-type="date" office:date-value="2015-09-02T09:59:03">
            <text:p>02/09/2015 09:59:03</text:p>
          </table:table-cell>
          <table:table-cell office:value-type="float" office:value="520">
            <text:p>520.0</text:p>
          </table:table-cell>
          <table:table-cell table:number-columns-repeated="1018"/>
        </table:table-row>
        <table:table-row table:style-name="ro3">
          <table:table-cell office:value-type="date" office:date-value="2015-09-02T10:00:02">
            <text:p>02/09/2015 10:0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5.168">
            <text:p>5.168</text:p>
          </table:table-cell>
          <table:table-cell office:value-type="date" office:date-value="2015-09-02T10:00:03">
            <text:p>02/09/2015 10:00:03</text:p>
          </table:table-cell>
          <table:table-cell office:value-type="float" office:value="510.3">
            <text:p>510.3</text:p>
          </table:table-cell>
          <table:table-cell table:number-columns-repeated="1018"/>
        </table:table-row>
        <table:table-row table:style-name="ro3">
          <table:table-cell office:value-type="date" office:date-value="2015-09-02T10:01:02">
            <text:p>02/09/2015 10:01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4.568">
            <text:p>4.568</text:p>
          </table:table-cell>
          <table:table-cell office:value-type="date" office:date-value="2015-09-02T10:01:03">
            <text:p>02/09/2015 10:01:03</text:p>
          </table:table-cell>
          <table:table-cell office:value-type="float" office:value="451.2">
            <text:p>451.2</text:p>
          </table:table-cell>
          <table:table-cell table:number-columns-repeated="1018"/>
        </table:table-row>
        <table:table-row table:style-name="ro3">
          <table:table-cell office:value-type="date" office:date-value="2015-09-02T10:02:01.999999">
            <text:p>02/09/2015 10:02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4.264">
            <text:p>4.264</text:p>
          </table:table-cell>
          <table:table-cell office:value-type="date" office:date-value="2015-09-02T10:02:03">
            <text:p>02/09/2015 10:02:03</text:p>
          </table:table-cell>
          <table:table-cell office:value-type="float" office:value="422.6">
            <text:p>422.6</text:p>
          </table:table-cell>
          <table:table-cell table:number-columns-repeated="1018"/>
        </table:table-row>
        <table:table-row table:style-name="ro3">
          <table:table-cell office:value-type="date" office:date-value="2015-09-02T10:03:02">
            <text:p>02/09/2015 10:03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4.128">
            <text:p>4.128</text:p>
          </table:table-cell>
          <table:table-cell office:value-type="date" office:date-value="2015-09-02T10:03:03">
            <text:p>02/09/2015 10:03:03</text:p>
          </table:table-cell>
          <table:table-cell office:value-type="float" office:value="410.4">
            <text:p>410.4</text:p>
          </table:table-cell>
          <table:table-cell table:number-columns-repeated="1018"/>
        </table:table-row>
        <table:table-row table:style-name="ro3">
          <table:table-cell office:value-type="date" office:date-value="2015-09-02T10:04:02">
            <text:p>02/09/2015 10:04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4.304">
            <text:p>4.304</text:p>
          </table:table-cell>
          <table:table-cell office:value-type="date" office:date-value="2015-09-02T10:04:03">
            <text:p>02/09/2015 10:04:03</text:p>
          </table:table-cell>
          <table:table-cell office:value-type="float" office:value="427.5">
            <text:p>427.5</text:p>
          </table:table-cell>
          <table:table-cell table:number-columns-repeated="1018"/>
        </table:table-row>
        <table:table-row table:style-name="ro3">
          <table:table-cell office:value-type="date" office:date-value="2015-09-02T10:05:01.999999">
            <text:p>02/09/2015 10:05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4.552">
            <text:p>4.552</text:p>
          </table:table-cell>
          <table:table-cell office:value-type="date" office:date-value="2015-09-02T10:05:03">
            <text:p>02/09/2015 10:05:03</text:p>
          </table:table-cell>
          <table:table-cell office:value-type="float" office:value="451.8">
            <text:p>451.8</text:p>
          </table:table-cell>
          <table:table-cell table:number-columns-repeated="1018"/>
        </table:table-row>
        <table:table-row table:style-name="ro3">
          <table:table-cell office:value-type="date" office:date-value="2015-09-02T10:06:02">
            <text:p>02/09/2015 10:06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4.728">
            <text:p>4.728</text:p>
          </table:table-cell>
          <table:table-cell office:value-type="date" office:date-value="2015-09-02T10:06:03">
            <text:p>02/09/2015 10:06:03</text:p>
          </table:table-cell>
          <table:table-cell office:value-type="float" office:value="471.2">
            <text:p>471.2</text:p>
          </table:table-cell>
          <table:table-cell table:number-columns-repeated="1018"/>
        </table:table-row>
        <table:table-row table:style-name="ro3">
          <table:table-cell office:value-type="date" office:date-value="2015-09-02T10:07:02">
            <text:p>02/09/2015 10:07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4.864">
            <text:p>4.864</text:p>
          </table:table-cell>
          <table:table-cell office:value-type="date" office:date-value="2015-09-02T10:07:03">
            <text:p>02/09/2015 10:07:03</text:p>
          </table:table-cell>
          <table:table-cell office:value-type="float" office:value="463.9">
            <text:p>463.9</text:p>
          </table:table-cell>
          <table:table-cell table:number-columns-repeated="1018"/>
        </table:table-row>
        <table:table-row table:style-name="ro3">
          <table:table-cell office:value-type="date" office:date-value="2015-09-02T10:08:02">
            <text:p>02/09/2015 10:08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4.176">
            <text:p>4.176</text:p>
          </table:table-cell>
          <table:table-cell office:value-type="date" office:date-value="2015-09-02T10:08:03">
            <text:p>02/09/2015 10:08:03</text:p>
          </table:table-cell>
          <table:table-cell office:value-type="float" office:value="411.1">
            <text:p>411.1</text:p>
          </table:table-cell>
          <table:table-cell table:number-columns-repeated="1018"/>
        </table:table-row>
        <table:table-row table:style-name="ro3">
          <table:table-cell office:value-type="date" office:date-value="2015-09-02T10:09:02">
            <text:p>02/09/2015 10:09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4.464">
            <text:p>4.464</text:p>
          </table:table-cell>
          <table:table-cell office:value-type="date" office:date-value="2015-09-02T10:09:03">
            <text:p>02/09/2015 10:09:03</text:p>
          </table:table-cell>
          <table:table-cell office:value-type="float" office:value="441.1">
            <text:p>441.1</text:p>
          </table:table-cell>
          <table:table-cell table:number-columns-repeated="1018"/>
        </table:table-row>
        <table:table-row table:style-name="ro3">
          <table:table-cell office:value-type="date" office:date-value="2015-09-02T10:10:02">
            <text:p>02/09/2015 10:1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5.016">
            <text:p>5.016</text:p>
          </table:table-cell>
          <table:table-cell office:value-type="date" office:date-value="2015-09-02T10:10:03">
            <text:p>02/09/2015 10:10:03</text:p>
          </table:table-cell>
          <table:table-cell office:value-type="float" office:value="498.1">
            <text:p>498.1</text:p>
          </table:table-cell>
          <table:table-cell table:number-columns-repeated="1018"/>
        </table:table-row>
        <table:table-row table:style-name="ro3">
          <table:table-cell office:value-type="date" office:date-value="2015-09-02T10:11:02">
            <text:p>02/09/2015 10:11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5.664">
            <text:p>5.664</text:p>
          </table:table-cell>
          <table:table-cell office:value-type="date" office:date-value="2015-09-02T10:11:03">
            <text:p>02/09/2015 10:11:03</text:p>
          </table:table-cell>
          <table:table-cell office:value-type="float" office:value="562">
            <text:p>562.0</text:p>
          </table:table-cell>
          <table:table-cell table:number-columns-repeated="1018"/>
        </table:table-row>
        <table:table-row table:style-name="ro3">
          <table:table-cell office:value-type="date" office:date-value="2015-09-02T10:12:01.999999">
            <text:p>02/09/2015 10:12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5.824">
            <text:p>5.824</text:p>
          </table:table-cell>
          <table:table-cell office:value-type="date" office:date-value="2015-09-02T10:12:03">
            <text:p>02/09/2015 10:12:03</text:p>
          </table:table-cell>
          <table:table-cell office:value-type="float" office:value="573.2">
            <text:p>573.2</text:p>
          </table:table-cell>
          <table:table-cell table:number-columns-repeated="1018"/>
        </table:table-row>
        <table:table-row table:style-name="ro3">
          <table:table-cell office:value-type="date" office:date-value="2015-09-02T10:13:02">
            <text:p>02/09/2015 10:13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6.032">
            <text:p>6.032</text:p>
          </table:table-cell>
          <table:table-cell office:value-type="date" office:date-value="2015-09-02T10:13:03">
            <text:p>02/09/2015 10:13:03</text:p>
          </table:table-cell>
          <table:table-cell office:value-type="float" office:value="606.6">
            <text:p>606.6</text:p>
          </table:table-cell>
          <table:table-cell table:number-columns-repeated="1018"/>
        </table:table-row>
        <table:table-row table:style-name="ro3">
          <table:table-cell office:value-type="date" office:date-value="2015-09-02T10:14:02">
            <text:p>02/09/2015 10:14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5.192">
            <text:p>5.192</text:p>
          </table:table-cell>
          <table:table-cell office:value-type="date" office:date-value="2015-09-02T10:14:03">
            <text:p>02/09/2015 10:14:03</text:p>
          </table:table-cell>
          <table:table-cell office:value-type="float" office:value="510.2">
            <text:p>510.2</text:p>
          </table:table-cell>
          <table:table-cell table:number-columns-repeated="1018"/>
        </table:table-row>
        <table:table-row table:style-name="ro3">
          <table:table-cell office:value-type="date" office:date-value="2015-09-02T10:15:01.999999">
            <text:p>02/09/2015 10:15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4.6">
            <text:p>4.6</text:p>
          </table:table-cell>
          <table:table-cell office:value-type="date" office:date-value="2015-09-02T10:15:03">
            <text:p>02/09/2015 10:15:03</text:p>
          </table:table-cell>
          <table:table-cell office:value-type="float" office:value="452.5">
            <text:p>452.5</text:p>
          </table:table-cell>
          <table:table-cell table:number-columns-repeated="1018"/>
        </table:table-row>
        <table:table-row table:style-name="ro3">
          <table:table-cell office:value-type="date" office:date-value="2015-09-02T10:16:02">
            <text:p>02/09/2015 10:16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4.328">
            <text:p>4.328</text:p>
          </table:table-cell>
          <table:table-cell office:value-type="date" office:date-value="2015-09-02T10:16:03">
            <text:p>02/09/2015 10:16:03</text:p>
          </table:table-cell>
          <table:table-cell office:value-type="float" office:value="425.1">
            <text:p>425.1</text:p>
          </table:table-cell>
          <table:table-cell table:number-columns-repeated="1018"/>
        </table:table-row>
        <table:table-row table:style-name="ro3">
          <table:table-cell office:value-type="date" office:date-value="2015-09-02T10:17:02">
            <text:p>02/09/2015 10:17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4.512">
            <text:p>4.512</text:p>
          </table:table-cell>
          <table:table-cell office:value-type="date" office:date-value="2015-09-02T10:17:03">
            <text:p>02/09/2015 10:17:03</text:p>
          </table:table-cell>
          <table:table-cell office:value-type="float" office:value="447">
            <text:p>447.0</text:p>
          </table:table-cell>
          <table:table-cell table:number-columns-repeated="1018"/>
        </table:table-row>
        <table:table-row table:style-name="ro3">
          <table:table-cell office:value-type="date" office:date-value="2015-09-02T10:18:01.999999">
            <text:p>02/09/2015 10:18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5.104">
            <text:p>5.104</text:p>
          </table:table-cell>
          <table:table-cell office:value-type="date" office:date-value="2015-09-02T10:18:03">
            <text:p>02/09/2015 10:18:03</text:p>
          </table:table-cell>
          <table:table-cell office:value-type="float" office:value="507.8">
            <text:p>507.8</text:p>
          </table:table-cell>
          <table:table-cell table:number-columns-repeated="1018"/>
        </table:table-row>
        <table:table-row table:style-name="ro3">
          <table:table-cell office:value-type="date" office:date-value="2015-09-02T10:19:02">
            <text:p>02/09/2015 10:19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5.656">
            <text:p>5.656</text:p>
          </table:table-cell>
          <table:table-cell office:value-type="date" office:date-value="2015-09-02T10:19:03">
            <text:p>02/09/2015 10:19:03</text:p>
          </table:table-cell>
          <table:table-cell office:value-type="float" office:value="561.4">
            <text:p>561.4</text:p>
          </table:table-cell>
          <table:table-cell table:number-columns-repeated="1018"/>
        </table:table-row>
        <table:table-row table:style-name="ro3">
          <table:table-cell office:value-type="date" office:date-value="2015-09-02T10:20:02">
            <text:p>02/09/2015 10:2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6">
            <text:p>6</text:p>
          </table:table-cell>
          <table:table-cell office:value-type="date" office:date-value="2015-09-02T10:20:03">
            <text:p>02/09/2015 10:20:03</text:p>
          </table:table-cell>
          <table:table-cell office:value-type="float" office:value="596.8">
            <text:p>596.8</text:p>
          </table:table-cell>
          <table:table-cell table:number-columns-repeated="1018"/>
        </table:table-row>
        <table:table-row table:style-name="ro3">
          <table:table-cell office:value-type="date" office:date-value="2015-09-02T10:21:01.999999">
            <text:p>02/09/2015 10:21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6.44">
            <text:p>6.44</text:p>
          </table:table-cell>
          <table:table-cell office:value-type="date" office:date-value="2015-09-02T10:21:03">
            <text:p>02/09/2015 10:21:03</text:p>
          </table:table-cell>
          <table:table-cell office:value-type="float" office:value="628.8">
            <text:p>628.8</text:p>
          </table:table-cell>
          <table:table-cell table:number-columns-repeated="1018"/>
        </table:table-row>
        <table:table-row table:style-name="ro3">
          <table:table-cell office:value-type="date" office:date-value="2015-09-02T10:22:02">
            <text:p>02/09/2015 10:22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5.904">
            <text:p>5.904</text:p>
          </table:table-cell>
          <table:table-cell office:value-type="date" office:date-value="2015-09-02T10:22:03">
            <text:p>02/09/2015 10:22:03</text:p>
          </table:table-cell>
          <table:table-cell office:value-type="float" office:value="584.7">
            <text:p>584.7</text:p>
          </table:table-cell>
          <table:table-cell table:number-columns-repeated="1018"/>
        </table:table-row>
        <table:table-row table:style-name="ro3">
          <table:table-cell office:value-type="date" office:date-value="2015-09-02T10:23:02">
            <text:p>02/09/2015 10:23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5.792">
            <text:p>5.792</text:p>
          </table:table-cell>
          <table:table-cell office:value-type="date" office:date-value="2015-09-02T10:23:03">
            <text:p>02/09/2015 10:23:03</text:p>
          </table:table-cell>
          <table:table-cell office:value-type="float" office:value="573.5">
            <text:p>573.5</text:p>
          </table:table-cell>
          <table:table-cell table:number-columns-repeated="1018"/>
        </table:table-row>
        <table:table-row table:style-name="ro3">
          <table:table-cell office:value-type="date" office:date-value="2015-09-02T10:24:02">
            <text:p>02/09/2015 10:24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6.216">
            <text:p>6.216</text:p>
          </table:table-cell>
          <table:table-cell office:value-type="date" office:date-value="2015-09-02T10:24:03">
            <text:p>02/09/2015 10:24:03</text:p>
          </table:table-cell>
          <table:table-cell office:value-type="float" office:value="651.3">
            <text:p>651.3</text:p>
          </table:table-cell>
          <table:table-cell table:number-columns-repeated="1018"/>
        </table:table-row>
        <table:table-row table:style-name="ro3">
          <table:table-cell office:value-type="date" office:date-value="2015-09-02T10:25:01.999999">
            <text:p>02/09/2015 10:25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5.824">
            <text:p>5.824</text:p>
          </table:table-cell>
          <table:table-cell office:value-type="date" office:date-value="2015-09-02T10:25:03">
            <text:p>02/09/2015 10:25:03</text:p>
          </table:table-cell>
          <table:table-cell office:value-type="float" office:value="566.2">
            <text:p>566.2</text:p>
          </table:table-cell>
          <table:table-cell table:number-columns-repeated="1018"/>
        </table:table-row>
        <table:table-row table:style-name="ro3">
          <table:table-cell office:value-type="date" office:date-value="2015-09-02T10:26:02">
            <text:p>02/09/2015 10:26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6.6">
            <text:p>6.6</text:p>
          </table:table-cell>
          <table:table-cell office:value-type="date" office:date-value="2015-09-02T10:26:03">
            <text:p>02/09/2015 10:26:03</text:p>
          </table:table-cell>
          <table:table-cell office:value-type="float" office:value="677">
            <text:p>677.0</text:p>
          </table:table-cell>
          <table:table-cell table:number-columns-repeated="1018"/>
        </table:table-row>
        <table:table-row table:style-name="ro3">
          <table:table-cell office:value-type="date" office:date-value="2015-09-02T10:27:02">
            <text:p>02/09/2015 10:27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7.136">
            <text:p>7.136</text:p>
          </table:table-cell>
          <table:table-cell office:value-type="date" office:date-value="2015-09-02T10:27:03">
            <text:p>02/09/2015 10:27:03</text:p>
          </table:table-cell>
          <table:table-cell office:value-type="float" office:value="713.6">
            <text:p>713.6</text:p>
          </table:table-cell>
          <table:table-cell table:number-columns-repeated="1018"/>
        </table:table-row>
        <table:table-row table:style-name="ro3">
          <table:table-cell office:value-type="date" office:date-value="2015-09-02T10:28:01.999999">
            <text:p>02/09/2015 10:28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1.16">
            <text:p>11.16</text:p>
          </table:table-cell>
          <table:table-cell office:value-type="date" office:date-value="2015-09-02T10:28:03">
            <text:p>02/09/2015 10:28:03</text:p>
          </table:table-cell>
          <table:table-cell office:value-type="float" office:value="1070.2">
            <text:p>1070.2</text:p>
          </table:table-cell>
          <table:table-cell table:number-columns-repeated="1018"/>
        </table:table-row>
        <table:table-row table:style-name="ro3">
          <table:table-cell office:value-type="date" office:date-value="2015-09-02T10:29:02">
            <text:p>02/09/2015 10:29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9.392">
            <text:p>9.392</text:p>
          </table:table-cell>
          <table:table-cell office:value-type="date" office:date-value="2015-09-02T10:29:03">
            <text:p>02/09/2015 10:29:03</text:p>
          </table:table-cell>
          <table:table-cell office:value-type="float" office:value="912.4">
            <text:p>912.4</text:p>
          </table:table-cell>
          <table:table-cell table:number-columns-repeated="1018"/>
        </table:table-row>
        <table:table-row table:style-name="ro3">
          <table:table-cell office:value-type="date" office:date-value="2015-09-02T10:30:02">
            <text:p>02/09/2015 10:3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7.504">
            <text:p>7.504</text:p>
          </table:table-cell>
          <table:table-cell office:value-type="date" office:date-value="2015-09-02T10:30:03">
            <text:p>02/09/2015 10:30:03</text:p>
          </table:table-cell>
          <table:table-cell office:value-type="float" office:value="747.6">
            <text:p>747.6</text:p>
          </table:table-cell>
          <table:table-cell table:number-columns-repeated="1018"/>
        </table:table-row>
        <table:table-row table:style-name="ro3">
          <table:table-cell office:value-type="date" office:date-value="2015-09-02T10:31:01.999999">
            <text:p>02/09/2015 10:31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0.936">
            <text:p>10.936</text:p>
          </table:table-cell>
          <table:table-cell office:value-type="date" office:date-value="2015-09-02T10:31:03">
            <text:p>02/09/2015 10:31:03</text:p>
          </table:table-cell>
          <table:table-cell office:value-type="float" office:value="1114">
            <text:p>1114.0</text:p>
          </table:table-cell>
          <table:table-cell table:number-columns-repeated="1018"/>
        </table:table-row>
        <table:table-row table:style-name="ro3">
          <table:table-cell office:value-type="date" office:date-value="2015-09-02T10:32:02">
            <text:p>02/09/2015 10:32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8.312">
            <text:p>8.312</text:p>
          </table:table-cell>
          <table:table-cell office:value-type="date" office:date-value="2015-09-02T10:32:03">
            <text:p>02/09/2015 10:32:03</text:p>
          </table:table-cell>
          <table:table-cell office:value-type="float" office:value="829.2">
            <text:p>829.2</text:p>
          </table:table-cell>
          <table:table-cell table:number-columns-repeated="1018"/>
        </table:table-row>
        <table:table-row table:style-name="ro3">
          <table:table-cell office:value-type="date" office:date-value="2015-09-02T10:33:02">
            <text:p>02/09/2015 10:33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8.64">
            <text:p>8.64</text:p>
          </table:table-cell>
          <table:table-cell office:value-type="date" office:date-value="2015-09-02T10:33:03">
            <text:p>02/09/2015 10:33:03</text:p>
          </table:table-cell>
          <table:table-cell office:value-type="float" office:value="847.2">
            <text:p>847.2</text:p>
          </table:table-cell>
          <table:table-cell table:number-columns-repeated="1018"/>
        </table:table-row>
        <table:table-row table:style-name="ro3">
          <table:table-cell office:value-type="date" office:date-value="2015-09-02T10:34:01.999999">
            <text:p>02/09/2015 10:34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8.296">
            <text:p>8.296</text:p>
          </table:table-cell>
          <table:table-cell office:value-type="date" office:date-value="2015-09-02T10:34:03">
            <text:p>02/09/2015 10:34:03</text:p>
          </table:table-cell>
          <table:table-cell office:value-type="float" office:value="829.2">
            <text:p>829.2</text:p>
          </table:table-cell>
          <table:table-cell table:number-columns-repeated="1018"/>
        </table:table-row>
        <table:table-row table:style-name="ro3">
          <table:table-cell office:value-type="date" office:date-value="2015-09-02T10:35:02">
            <text:p>02/09/2015 10:35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8.808">
            <text:p>8.808</text:p>
          </table:table-cell>
          <table:table-cell office:value-type="date" office:date-value="2015-09-02T10:35:03">
            <text:p>02/09/2015 10:35:03</text:p>
          </table:table-cell>
          <table:table-cell office:value-type="float" office:value="834">
            <text:p>834.0</text:p>
          </table:table-cell>
          <table:table-cell table:number-columns-repeated="1018"/>
        </table:table-row>
        <table:table-row table:style-name="ro3">
          <table:table-cell office:value-type="date" office:date-value="2015-09-02T10:36:02">
            <text:p>02/09/2015 10:36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8.632">
            <text:p>8.632</text:p>
          </table:table-cell>
          <table:table-cell office:value-type="date" office:date-value="2015-09-02T10:36:03">
            <text:p>02/09/2015 10:36:03</text:p>
          </table:table-cell>
          <table:table-cell office:value-type="float" office:value="821.8">
            <text:p>821.8</text:p>
          </table:table-cell>
          <table:table-cell table:number-columns-repeated="1018"/>
        </table:table-row>
        <table:table-row table:style-name="ro3">
          <table:table-cell office:value-type="date" office:date-value="2015-09-02T10:37:01.999999">
            <text:p>02/09/2015 10:37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8.08">
            <text:p>8.08</text:p>
          </table:table-cell>
          <table:table-cell office:value-type="date" office:date-value="2015-09-02T10:37:03">
            <text:p>02/09/2015 10:37:03</text:p>
          </table:table-cell>
          <table:table-cell office:value-type="float" office:value="825.5">
            <text:p>825.5</text:p>
          </table:table-cell>
          <table:table-cell table:number-columns-repeated="1018"/>
        </table:table-row>
        <table:table-row table:style-name="ro3">
          <table:table-cell office:value-type="date" office:date-value="2015-09-02T10:38:02">
            <text:p>02/09/2015 10:38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0.272">
            <text:p>10.272</text:p>
          </table:table-cell>
          <table:table-cell office:value-type="date" office:date-value="2015-09-02T10:38:03">
            <text:p>02/09/2015 10:38:03</text:p>
          </table:table-cell>
          <table:table-cell office:value-type="float" office:value="1155.5">
            <text:p>1155.5</text:p>
          </table:table-cell>
          <table:table-cell table:number-columns-repeated="1018"/>
        </table:table-row>
        <table:table-row table:style-name="ro3">
          <table:table-cell office:value-type="date" office:date-value="2015-09-02T10:39:02">
            <text:p>02/09/2015 10:39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2.6">
            <text:p>12.6</text:p>
          </table:table-cell>
          <table:table-cell office:value-type="date" office:date-value="2015-09-02T10:39:03">
            <text:p>02/09/2015 10:39:03</text:p>
          </table:table-cell>
          <table:table-cell office:value-type="float" office:value="1196.7">
            <text:p>1196.7</text:p>
          </table:table-cell>
          <table:table-cell table:number-columns-repeated="1018"/>
        </table:table-row>
        <table:table-row table:style-name="ro3">
          <table:table-cell office:value-type="date" office:date-value="2015-09-02T10:40:02">
            <text:p>02/09/2015 10:4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0.664">
            <text:p>10.664</text:p>
          </table:table-cell>
          <table:table-cell office:value-type="date" office:date-value="2015-09-02T10:40:03">
            <text:p>02/09/2015 10:40:03</text:p>
          </table:table-cell>
          <table:table-cell office:value-type="float" office:value="1010.7">
            <text:p>1010.7</text:p>
          </table:table-cell>
          <table:table-cell table:number-columns-repeated="1018"/>
        </table:table-row>
        <table:table-row table:style-name="ro3">
          <table:table-cell office:value-type="date" office:date-value="2015-09-02T10:41:01.999999">
            <text:p>02/09/2015 10:41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0.456">
            <text:p>10.456</text:p>
          </table:table-cell>
          <table:table-cell office:value-type="date" office:date-value="2015-09-02T10:41:03">
            <text:p>02/09/2015 10:41:03</text:p>
          </table:table-cell>
          <table:table-cell office:value-type="float" office:value="1050.7">
            <text:p>1050.7</text:p>
          </table:table-cell>
          <table:table-cell table:number-columns-repeated="1018"/>
        </table:table-row>
        <table:table-row table:style-name="ro3">
          <table:table-cell office:value-type="date" office:date-value="2015-09-02T10:42:02">
            <text:p>02/09/2015 10:42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7.896">
            <text:p>17.896</text:p>
          </table:table-cell>
          <table:table-cell office:value-type="date" office:date-value="2015-09-02T10:42:03">
            <text:p>02/09/2015 10:42:03</text:p>
          </table:table-cell>
          <table:table-cell office:value-type="float" office:value="1762.4">
            <text:p>1762.4</text:p>
          </table:table-cell>
          <table:table-cell table:number-columns-repeated="1018"/>
        </table:table-row>
        <table:table-row table:style-name="ro3">
          <table:table-cell office:value-type="date" office:date-value="2015-09-02T10:43:02">
            <text:p>02/09/2015 10:43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8.808">
            <text:p>8.808</text:p>
          </table:table-cell>
          <table:table-cell office:value-type="date" office:date-value="2015-09-02T10:43:03">
            <text:p>02/09/2015 10:43:03</text:p>
          </table:table-cell>
          <table:table-cell office:value-type="float" office:value="863.2">
            <text:p>863.2</text:p>
          </table:table-cell>
          <table:table-cell table:number-columns-repeated="1018"/>
        </table:table-row>
        <table:table-row table:style-name="ro3">
          <table:table-cell office:value-type="date" office:date-value="2015-09-02T10:44:01.999999">
            <text:p>02/09/2015 10:44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8.712">
            <text:p>18.712</text:p>
          </table:table-cell>
          <table:table-cell office:value-type="date" office:date-value="2015-09-02T10:44:03">
            <text:p>02/09/2015 10:44:03</text:p>
          </table:table-cell>
          <table:table-cell office:value-type="float" office:value="1872.8">
            <text:p>1872.8</text:p>
          </table:table-cell>
          <table:table-cell table:number-columns-repeated="1018"/>
        </table:table-row>
        <table:table-row table:style-name="ro3">
          <table:table-cell office:value-type="date" office:date-value="2015-09-02T10:45:02">
            <text:p>02/09/2015 10:45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9.056">
            <text:p>9.056</text:p>
          </table:table-cell>
          <table:table-cell office:value-type="date" office:date-value="2015-09-02T10:45:03">
            <text:p>02/09/2015 10:45:03</text:p>
          </table:table-cell>
          <table:table-cell office:value-type="float" office:value="904.5">
            <text:p>904.5</text:p>
          </table:table-cell>
          <table:table-cell table:number-columns-repeated="1018"/>
        </table:table-row>
        <table:table-row table:style-name="ro3">
          <table:table-cell office:value-type="date" office:date-value="2015-09-02T10:46:02">
            <text:p>02/09/2015 10:46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0.984">
            <text:p>10.984</text:p>
          </table:table-cell>
          <table:table-cell office:value-type="date" office:date-value="2015-09-02T10:46:03">
            <text:p>02/09/2015 10:46:03</text:p>
          </table:table-cell>
          <table:table-cell office:value-type="float" office:value="1114">
            <text:p>1114.0</text:p>
          </table:table-cell>
          <table:table-cell table:number-columns-repeated="1018"/>
        </table:table-row>
        <table:table-row table:style-name="ro3">
          <table:table-cell office:value-type="date" office:date-value="2015-09-02T10:47:01.999999">
            <text:p>02/09/2015 10:47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5.104">
            <text:p>15.104</text:p>
          </table:table-cell>
          <table:table-cell office:value-type="date" office:date-value="2015-09-02T10:47:03">
            <text:p>02/09/2015 10:47:03</text:p>
          </table:table-cell>
          <table:table-cell office:value-type="float" office:value="1713.9">
            <text:p>1713.9</text:p>
          </table:table-cell>
          <table:table-cell table:number-columns-repeated="1018"/>
        </table:table-row>
        <table:table-row table:style-name="ro3">
          <table:table-cell office:value-type="date" office:date-value="2015-09-02T10:48:02">
            <text:p>02/09/2015 10:48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4.696">
            <text:p>14.696</text:p>
          </table:table-cell>
          <table:table-cell office:value-type="date" office:date-value="2015-09-02T10:48:03">
            <text:p>02/09/2015 10:48:03</text:p>
          </table:table-cell>
          <table:table-cell office:value-type="float" office:value="1307.3">
            <text:p>1307.3</text:p>
          </table:table-cell>
          <table:table-cell table:number-columns-repeated="1018"/>
        </table:table-row>
        <table:table-row table:style-name="ro3">
          <table:table-cell office:value-type="date" office:date-value="2015-09-02T10:49:02">
            <text:p>02/09/2015 10:49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3.072">
            <text:p>13.072</text:p>
          </table:table-cell>
          <table:table-cell office:value-type="date" office:date-value="2015-09-02T10:49:03">
            <text:p>02/09/2015 10:49:03</text:p>
          </table:table-cell>
          <table:table-cell office:value-type="float" office:value="1239.6">
            <text:p>1239.6</text:p>
          </table:table-cell>
          <table:table-cell table:number-columns-repeated="1018"/>
        </table:table-row>
        <table:table-row table:style-name="ro3">
          <table:table-cell office:value-type="date" office:date-value="2015-09-02T10:50:01.999999">
            <text:p>02/09/2015 10:5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9.472">
            <text:p>9.472</text:p>
          </table:table-cell>
          <table:table-cell office:value-type="date" office:date-value="2015-09-02T10:50:03">
            <text:p>02/09/2015 10:50:03</text:p>
          </table:table-cell>
          <table:table-cell office:value-type="float" office:value="946.3">
            <text:p>946.3</text:p>
          </table:table-cell>
          <table:table-cell table:number-columns-repeated="1018"/>
        </table:table-row>
        <table:table-row table:style-name="ro3">
          <table:table-cell office:value-type="date" office:date-value="2015-09-02T10:51:02">
            <text:p>02/09/2015 10:51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8.576">
            <text:p>18.576</text:p>
          </table:table-cell>
          <table:table-cell office:value-type="date" office:date-value="2015-09-02T10:51:03">
            <text:p>02/09/2015 10:51:03</text:p>
          </table:table-cell>
          <table:table-cell office:value-type="float" office:value="1860.8">
            <text:p>1860.8</text:p>
          </table:table-cell>
          <table:table-cell table:number-columns-repeated="1018"/>
        </table:table-row>
        <table:table-row table:style-name="ro3">
          <table:table-cell office:value-type="date" office:date-value="2015-09-02T10:52:02">
            <text:p>02/09/2015 10:52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6.496">
            <text:p>16.496</text:p>
          </table:table-cell>
          <table:table-cell office:value-type="date" office:date-value="2015-09-02T10:52:03">
            <text:p>02/09/2015 10:52:03</text:p>
          </table:table-cell>
          <table:table-cell office:value-type="float" office:value="1581.4">
            <text:p>1581.4</text:p>
          </table:table-cell>
          <table:table-cell table:number-columns-repeated="1018"/>
        </table:table-row>
        <table:table-row table:style-name="ro3">
          <table:table-cell office:value-type="date" office:date-value="2015-09-02T10:53:02">
            <text:p>02/09/2015 10:53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1.008">
            <text:p>11.008</text:p>
          </table:table-cell>
          <table:table-cell office:value-type="date" office:date-value="2015-09-02T10:53:03">
            <text:p>02/09/2015 10:53:03</text:p>
          </table:table-cell>
          <table:table-cell office:value-type="float" office:value="1626.9">
            <text:p>1626.9</text:p>
          </table:table-cell>
          <table:table-cell table:number-columns-repeated="1018"/>
        </table:table-row>
        <table:table-row table:style-name="ro3">
          <table:table-cell office:value-type="date" office:date-value="2015-09-02T10:54:02">
            <text:p>02/09/2015 10:54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5.92">
            <text:p>15.92</text:p>
          </table:table-cell>
          <table:table-cell office:value-type="date" office:date-value="2015-09-02T10:54:03">
            <text:p>02/09/2015 10:54:03</text:p>
          </table:table-cell>
          <table:table-cell office:value-type="float" office:value="1829.7">
            <text:p>1829.7</text:p>
          </table:table-cell>
          <table:table-cell table:number-columns-repeated="1018"/>
        </table:table-row>
        <table:table-row table:style-name="ro3">
          <table:table-cell office:value-type="date" office:date-value="2015-09-02T10:55:02">
            <text:p>02/09/2015 10:55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7.872">
            <text:p>17.872</text:p>
          </table:table-cell>
          <table:table-cell office:value-type="date" office:date-value="2015-09-02T10:55:03">
            <text:p>02/09/2015 10:55:03</text:p>
          </table:table-cell>
          <table:table-cell office:value-type="float" office:value="1784.2">
            <text:p>1784.2</text:p>
          </table:table-cell>
          <table:table-cell table:number-columns-repeated="1018"/>
        </table:table-row>
        <table:table-row table:style-name="ro3">
          <table:table-cell office:value-type="date" office:date-value="2015-09-02T10:56:02">
            <text:p>02/09/2015 10:56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8.712">
            <text:p>8.712</text:p>
          </table:table-cell>
          <table:table-cell office:value-type="date" office:date-value="2015-09-02T10:56:03">
            <text:p>02/09/2015 10:56:03</text:p>
          </table:table-cell>
          <table:table-cell office:value-type="float" office:value="1021.5">
            <text:p>1021.5</text:p>
          </table:table-cell>
          <table:table-cell table:number-columns-repeated="1018"/>
        </table:table-row>
        <table:table-row table:style-name="ro3">
          <table:table-cell office:value-type="date" office:date-value="2015-09-02T10:57:01.999999">
            <text:p>02/09/2015 10:57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4.408">
            <text:p>4.408</text:p>
          </table:table-cell>
          <table:table-cell office:value-type="date" office:date-value="2015-09-02T10:57:03">
            <text:p>02/09/2015 10:57:03</text:p>
          </table:table-cell>
          <table:table-cell office:value-type="float" office:value="439.4">
            <text:p>439.4</text:p>
          </table:table-cell>
          <table:table-cell table:number-columns-repeated="1018"/>
        </table:table-row>
        <table:table-row table:style-name="ro3">
          <table:table-cell office:value-type="date" office:date-value="2015-09-02T10:58:02">
            <text:p>02/09/2015 10:58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4.696">
            <text:p>4.696</text:p>
          </table:table-cell>
          <table:table-cell office:value-type="date" office:date-value="2015-09-02T10:58:03">
            <text:p>02/09/2015 10:58:03</text:p>
          </table:table-cell>
          <table:table-cell office:value-type="float" office:value="471.2">
            <text:p>471.2</text:p>
          </table:table-cell>
          <table:table-cell table:number-columns-repeated="1018"/>
        </table:table-row>
        <table:table-row table:style-name="ro3">
          <table:table-cell office:value-type="date" office:date-value="2015-09-02T10:59:02">
            <text:p>02/09/2015 10:59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5.12">
            <text:p>5.12</text:p>
          </table:table-cell>
          <table:table-cell office:value-type="date" office:date-value="2015-09-02T10:59:03">
            <text:p>02/09/2015 10:59:03</text:p>
          </table:table-cell>
          <table:table-cell office:value-type="float" office:value="516.6">
            <text:p>516.6</text:p>
          </table:table-cell>
          <table:table-cell table:number-columns-repeated="1018"/>
        </table:table-row>
        <table:table-row table:style-name="ro3">
          <table:table-cell office:value-type="date" office:date-value="2015-09-02T11:00:02">
            <text:p>02/09/2015 11:0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6.896">
            <text:p>6.896</text:p>
          </table:table-cell>
          <table:table-cell office:value-type="date" office:date-value="2015-09-02T11:00:03">
            <text:p>02/09/2015 11:00:03</text:p>
          </table:table-cell>
          <table:table-cell office:value-type="float" office:value="661.2">
            <text:p>661.2</text:p>
          </table:table-cell>
          <table:table-cell table:number-columns-repeated="1018"/>
        </table:table-row>
        <table:table-row table:style-name="ro3">
          <table:table-cell office:value-type="date" office:date-value="2015-09-02T11:01:02">
            <text:p>02/09/2015 11:01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9.728">
            <text:p>9.728</text:p>
          </table:table-cell>
          <table:table-cell office:value-type="date" office:date-value="2015-09-02T11:01:03">
            <text:p>02/09/2015 11:01:03</text:p>
          </table:table-cell>
          <table:table-cell office:value-type="float" office:value="916.8">
            <text:p>916.8</text:p>
          </table:table-cell>
          <table:table-cell table:number-columns-repeated="1018"/>
        </table:table-row>
        <table:table-row table:style-name="ro3">
          <table:table-cell office:value-type="date" office:date-value="2015-09-02T11:02:02">
            <text:p>02/09/2015 11:02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5.32">
            <text:p>5.32</text:p>
          </table:table-cell>
          <table:table-cell office:value-type="date" office:date-value="2015-09-02T11:02:03">
            <text:p>02/09/2015 11:02:03</text:p>
          </table:table-cell>
          <table:table-cell office:value-type="float" office:value="537">
            <text:p>537.0</text:p>
          </table:table-cell>
          <table:table-cell table:number-columns-repeated="1018"/>
        </table:table-row>
        <table:table-row table:style-name="ro3">
          <table:table-cell office:value-type="date" office:date-value="2015-09-02T11:03:02">
            <text:p>02/09/2015 11:03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3.431">
            <text:p>3.431</text:p>
          </table:table-cell>
          <table:table-cell office:value-type="date" office:date-value="2015-09-02T11:03:03">
            <text:p>02/09/2015 11:03:03</text:p>
          </table:table-cell>
          <table:table-cell office:value-type="float" office:value="348.4">
            <text:p>348.4</text:p>
          </table:table-cell>
          <table:table-cell table:number-columns-repeated="1018"/>
        </table:table-row>
        <table:table-row table:style-name="ro3">
          <table:table-cell office:value-type="date" office:date-value="2015-09-02T11:04:02">
            <text:p>02/09/2015 11:04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3.514">
            <text:p>3.514</text:p>
          </table:table-cell>
          <table:table-cell office:value-type="date" office:date-value="2015-09-02T11:04:03">
            <text:p>02/09/2015 11:04:03</text:p>
          </table:table-cell>
          <table:table-cell office:value-type="float" office:value="360.5">
            <text:p>360.5</text:p>
          </table:table-cell>
          <table:table-cell table:number-columns-repeated="1018"/>
        </table:table-row>
        <table:table-row table:style-name="ro3">
          <table:table-cell office:value-type="date" office:date-value="2015-09-02T11:05:02">
            <text:p>02/09/2015 11:05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3.961">
            <text:p>3.961</text:p>
          </table:table-cell>
          <table:table-cell office:value-type="date" office:date-value="2015-09-02T11:05:03">
            <text:p>02/09/2015 11:05:03</text:p>
          </table:table-cell>
          <table:table-cell office:value-type="float" office:value="406.8">
            <text:p>406.8</text:p>
          </table:table-cell>
          <table:table-cell table:number-columns-repeated="1018"/>
        </table:table-row>
        <table:table-row table:style-name="ro3">
          <table:table-cell office:value-type="date" office:date-value="2015-09-02T11:06:02">
            <text:p>02/09/2015 11:06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5.736">
            <text:p>5.736</text:p>
          </table:table-cell>
          <table:table-cell office:value-type="date" office:date-value="2015-09-02T11:06:03">
            <text:p>02/09/2015 11:06:03</text:p>
          </table:table-cell>
          <table:table-cell office:value-type="float" office:value="576">
            <text:p>576.0</text:p>
          </table:table-cell>
          <table:table-cell table:number-columns-repeated="1018"/>
        </table:table-row>
        <table:table-row table:style-name="ro3">
          <table:table-cell office:value-type="date" office:date-value="2015-09-02T11:07:02">
            <text:p>02/09/2015 11:07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6.24">
            <text:p>6.24</text:p>
          </table:table-cell>
          <table:table-cell office:value-type="date" office:date-value="2015-09-02T11:07:03">
            <text:p>02/09/2015 11:07:03</text:p>
          </table:table-cell>
          <table:table-cell office:value-type="float" office:value="630.1">
            <text:p>630.1</text:p>
          </table:table-cell>
          <table:table-cell table:number-columns-repeated="1018"/>
        </table:table-row>
        <table:table-row table:style-name="ro3">
          <table:table-cell office:value-type="date" office:date-value="2015-09-02T11:08:02">
            <text:p>02/09/2015 11:08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9.584">
            <text:p>9.584</text:p>
          </table:table-cell>
          <table:table-cell office:value-type="date" office:date-value="2015-09-02T11:08:03.000001">
            <text:p>02/09/2015 11:08:03</text:p>
          </table:table-cell>
          <table:table-cell office:value-type="float" office:value="941.2">
            <text:p>941.2</text:p>
          </table:table-cell>
          <table:table-cell table:number-columns-repeated="1018"/>
        </table:table-row>
        <table:table-row table:style-name="ro3">
          <table:table-cell office:value-type="date" office:date-value="2015-09-02T11:09:02">
            <text:p>02/09/2015 11:09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9.312">
            <text:p>9.312</text:p>
          </table:table-cell>
          <table:table-cell office:value-type="date" office:date-value="2015-09-02T11:09:03">
            <text:p>02/09/2015 11:09:03</text:p>
          </table:table-cell>
          <table:table-cell office:value-type="float" office:value="960.6">
            <text:p>960.6</text:p>
          </table:table-cell>
          <table:table-cell table:number-columns-repeated="1018"/>
        </table:table-row>
        <table:table-row table:style-name="ro3">
          <table:table-cell office:value-type="date" office:date-value="2015-09-02T11:10:02">
            <text:p>02/09/2015 11:1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1.08">
            <text:p>11.08</text:p>
          </table:table-cell>
          <table:table-cell office:value-type="date" office:date-value="2015-09-02T11:10:03">
            <text:p>02/09/2015 11:10:03</text:p>
          </table:table-cell>
          <table:table-cell office:value-type="float" office:value="1211.5">
            <text:p>1211.5</text:p>
          </table:table-cell>
          <table:table-cell table:number-columns-repeated="1018"/>
        </table:table-row>
        <table:table-row table:style-name="ro3">
          <table:table-cell office:value-type="date" office:date-value="2015-09-02T11:11:02">
            <text:p>02/09/2015 11:11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5.64">
            <text:p>15.64</text:p>
          </table:table-cell>
          <table:table-cell office:value-type="date" office:date-value="2015-09-02T11:11:03.000001">
            <text:p>02/09/2015 11:11:03</text:p>
          </table:table-cell>
          <table:table-cell office:value-type="float" office:value="1566.8">
            <text:p>1566.8</text:p>
          </table:table-cell>
          <table:table-cell table:number-columns-repeated="1018"/>
        </table:table-row>
        <table:table-row table:style-name="ro3">
          <table:table-cell office:value-type="date" office:date-value="2015-09-02T11:12:02">
            <text:p>02/09/2015 11:12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4.376">
            <text:p>14.376</text:p>
          </table:table-cell>
          <table:table-cell office:value-type="date" office:date-value="2015-09-02T11:12:03">
            <text:p>02/09/2015 11:12:03</text:p>
          </table:table-cell>
          <table:table-cell office:value-type="float" office:value="1512.3">
            <text:p>1512.3</text:p>
          </table:table-cell>
          <table:table-cell table:number-columns-repeated="1018"/>
        </table:table-row>
        <table:table-row table:style-name="ro3">
          <table:table-cell office:value-type="date" office:date-value="2015-09-02T11:13:02">
            <text:p>02/09/2015 11:13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3.8">
            <text:p>13.8</text:p>
          </table:table-cell>
          <table:table-cell office:value-type="date" office:date-value="2015-09-02T11:13:03">
            <text:p>02/09/2015 11:13:03</text:p>
          </table:table-cell>
          <table:table-cell office:value-type="float" office:value="1391.5">
            <text:p>1391.5</text:p>
          </table:table-cell>
          <table:table-cell table:number-columns-repeated="1018"/>
        </table:table-row>
        <table:table-row table:style-name="ro3">
          <table:table-cell office:value-type="date" office:date-value="2015-09-02T11:14:02">
            <text:p>02/09/2015 11:14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4.8">
            <text:p>14.8</text:p>
          </table:table-cell>
          <table:table-cell office:value-type="date" office:date-value="2015-09-02T11:14:03.000001">
            <text:p>02/09/2015 11:14:03</text:p>
          </table:table-cell>
          <table:table-cell office:value-type="float" office:value="1488.4">
            <text:p>1488.4</text:p>
          </table:table-cell>
          <table:table-cell table:number-columns-repeated="1018"/>
        </table:table-row>
        <table:table-row table:style-name="ro3">
          <table:table-cell office:value-type="date" office:date-value="2015-09-02T11:15:02">
            <text:p>02/09/2015 11:15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4.416">
            <text:p>14.416</text:p>
          </table:table-cell>
          <table:table-cell office:value-type="date" office:date-value="2015-09-02T11:15:03">
            <text:p>02/09/2015 11:15:03</text:p>
          </table:table-cell>
          <table:table-cell office:value-type="float" office:value="1468.6">
            <text:p>1468.6</text:p>
          </table:table-cell>
          <table:table-cell table:number-columns-repeated="1018"/>
        </table:table-row>
        <table:table-row table:style-name="ro3">
          <table:table-cell office:value-type="date" office:date-value="2015-09-02T11:16:02">
            <text:p>02/09/2015 11:16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4.92">
            <text:p>14.92</text:p>
          </table:table-cell>
          <table:table-cell office:value-type="date" office:date-value="2015-09-02T11:16:03">
            <text:p>02/09/2015 11:16:03</text:p>
          </table:table-cell>
          <table:table-cell office:value-type="float" office:value="1495.5">
            <text:p>1495.5</text:p>
          </table:table-cell>
          <table:table-cell table:number-columns-repeated="1018"/>
        </table:table-row>
        <table:table-row table:style-name="ro3">
          <table:table-cell office:value-type="date" office:date-value="2015-09-02T11:17:02">
            <text:p>02/09/2015 11:17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5.336">
            <text:p>15.336</text:p>
          </table:table-cell>
          <table:table-cell office:value-type="date" office:date-value="2015-09-02T11:17:03">
            <text:p>02/09/2015 11:17:03</text:p>
          </table:table-cell>
          <table:table-cell office:value-type="float" office:value="1538.6">
            <text:p>1538.6</text:p>
          </table:table-cell>
          <table:table-cell table:number-columns-repeated="1018"/>
        </table:table-row>
        <table:table-row table:style-name="ro3">
          <table:table-cell office:value-type="date" office:date-value="2015-09-02T11:18:02">
            <text:p>02/09/2015 11:18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5.656">
            <text:p>15.656</text:p>
          </table:table-cell>
          <table:table-cell office:value-type="date" office:date-value="2015-09-02T11:18:03">
            <text:p>02/09/2015 11:18:03</text:p>
          </table:table-cell>
          <table:table-cell office:value-type="float" office:value="1564">
            <text:p>1564.0</text:p>
          </table:table-cell>
          <table:table-cell table:number-columns-repeated="1018"/>
        </table:table-row>
        <table:table-row table:style-name="ro3">
          <table:table-cell office:value-type="date" office:date-value="2015-09-02T11:19:02">
            <text:p>02/09/2015 11:19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5.808">
            <text:p>15.808</text:p>
          </table:table-cell>
          <table:table-cell office:value-type="date" office:date-value="2015-09-02T11:19:03">
            <text:p>02/09/2015 11:19:03</text:p>
          </table:table-cell>
          <table:table-cell office:value-type="float" office:value="1578">
            <text:p>1578.0</text:p>
          </table:table-cell>
          <table:table-cell table:number-columns-repeated="1018"/>
        </table:table-row>
        <table:table-row table:style-name="ro3">
          <table:table-cell office:value-type="date" office:date-value="2015-09-02T11:20:02">
            <text:p>02/09/2015 11:2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6.224">
            <text:p>16.224</text:p>
          </table:table-cell>
          <table:table-cell office:value-type="date" office:date-value="2015-09-02T11:20:03">
            <text:p>02/09/2015 11:20:03</text:p>
          </table:table-cell>
          <table:table-cell office:value-type="float" office:value="1630.7">
            <text:p>1630.7</text:p>
          </table:table-cell>
          <table:table-cell table:number-columns-repeated="1018"/>
        </table:table-row>
        <table:table-row table:style-name="ro3">
          <table:table-cell office:value-type="date" office:date-value="2015-09-02T11:21:02">
            <text:p>02/09/2015 11:21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6.824">
            <text:p>16.824</text:p>
          </table:table-cell>
          <table:table-cell office:value-type="date" office:date-value="2015-09-02T11:21:03">
            <text:p>02/09/2015 11:21:03</text:p>
          </table:table-cell>
          <table:table-cell office:value-type="float" office:value="1681.3">
            <text:p>1681.3</text:p>
          </table:table-cell>
          <table:table-cell table:number-columns-repeated="1018"/>
        </table:table-row>
        <table:table-row table:style-name="ro3">
          <table:table-cell office:value-type="date" office:date-value="2015-09-02T11:22:02">
            <text:p>02/09/2015 11:22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7.424">
            <text:p>17.424</text:p>
          </table:table-cell>
          <table:table-cell office:value-type="date" office:date-value="2015-09-02T11:22:03">
            <text:p>02/09/2015 11:22:03</text:p>
          </table:table-cell>
          <table:table-cell office:value-type="float" office:value="1734.1">
            <text:p>1734.1</text:p>
          </table:table-cell>
          <table:table-cell table:number-columns-repeated="1018"/>
        </table:table-row>
        <table:table-row table:style-name="ro3">
          <table:table-cell office:value-type="date" office:date-value="2015-09-02T11:23:02">
            <text:p>02/09/2015 11:23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7.336">
            <text:p>17.336</text:p>
          </table:table-cell>
          <table:table-cell office:value-type="date" office:date-value="2015-09-02T11:23:03">
            <text:p>02/09/2015 11:23:03</text:p>
          </table:table-cell>
          <table:table-cell office:value-type="float" office:value="1665.3">
            <text:p>1665.3</text:p>
          </table:table-cell>
          <table:table-cell table:number-columns-repeated="1018"/>
        </table:table-row>
        <table:table-row table:style-name="ro3">
          <table:table-cell office:value-type="date" office:date-value="2015-09-02T11:24:02">
            <text:p>02/09/2015 11:24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7.008">
            <text:p>7.008</text:p>
          </table:table-cell>
          <table:table-cell office:value-type="date" office:date-value="2015-09-02T11:24:03.000001">
            <text:p>02/09/2015 11:24:03</text:p>
          </table:table-cell>
          <table:table-cell office:value-type="float" office:value="1128.6">
            <text:p>1128.6</text:p>
          </table:table-cell>
          <table:table-cell table:number-columns-repeated="1018"/>
        </table:table-row>
        <table:table-row table:style-name="ro3">
          <table:table-cell office:value-type="date" office:date-value="2015-09-02T11:25:02">
            <text:p>02/09/2015 11:25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8.304">
            <text:p>8.304</text:p>
          </table:table-cell>
          <table:table-cell office:value-type="date" office:date-value="2015-09-02T11:25:03">
            <text:p>02/09/2015 11:25:03</text:p>
          </table:table-cell>
          <table:table-cell office:value-type="float" office:value="690.4">
            <text:p>690.4</text:p>
          </table:table-cell>
          <table:table-cell table:number-columns-repeated="1018"/>
        </table:table-row>
        <table:table-row table:style-name="ro3">
          <table:table-cell office:value-type="date" office:date-value="2015-09-02T11:26:02">
            <text:p>02/09/2015 11:26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3.056">
            <text:p>13.056</text:p>
          </table:table-cell>
          <table:table-cell office:value-type="date" office:date-value="2015-09-02T11:26:03">
            <text:p>02/09/2015 11:26:03</text:p>
          </table:table-cell>
          <table:table-cell office:value-type="float" office:value="1137.2">
            <text:p>1137.2</text:p>
          </table:table-cell>
          <table:table-cell table:number-columns-repeated="1018"/>
        </table:table-row>
        <table:table-row table:style-name="ro3">
          <table:table-cell office:value-type="date" office:date-value="2015-09-02T11:27:02">
            <text:p>02/09/2015 11:27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7.76">
            <text:p>7.76</text:p>
          </table:table-cell>
          <table:table-cell office:value-type="date" office:date-value="2015-09-02T11:27:03.000001">
            <text:p>02/09/2015 11:27:03</text:p>
          </table:table-cell>
          <table:table-cell office:value-type="float" office:value="671.2">
            <text:p>671.2</text:p>
          </table:table-cell>
          <table:table-cell table:number-columns-repeated="1018"/>
        </table:table-row>
        <table:table-row table:style-name="ro3">
          <table:table-cell office:value-type="date" office:date-value="2015-09-02T11:28:02">
            <text:p>02/09/2015 11:28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4.584">
            <text:p>4.584</text:p>
          </table:table-cell>
          <table:table-cell office:value-type="date" office:date-value="2015-09-02T11:28:03">
            <text:p>02/09/2015 11:28:03</text:p>
          </table:table-cell>
          <table:table-cell office:value-type="float" office:value="451.8">
            <text:p>451.8</text:p>
          </table:table-cell>
          <table:table-cell table:number-columns-repeated="1018"/>
        </table:table-row>
        <table:table-row table:style-name="ro3">
          <table:table-cell office:value-type="date" office:date-value="2015-09-02T11:29:02">
            <text:p>02/09/2015 11:29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4.12">
            <text:p>4.12</text:p>
          </table:table-cell>
          <table:table-cell office:value-type="date" office:date-value="2015-09-02T11:29:03">
            <text:p>02/09/2015 11:29:03</text:p>
          </table:table-cell>
          <table:table-cell office:value-type="float" office:value="411.7">
            <text:p>411.7</text:p>
          </table:table-cell>
          <table:table-cell table:number-columns-repeated="1018"/>
        </table:table-row>
        <table:table-row table:style-name="ro3">
          <table:table-cell office:value-type="date" office:date-value="2015-09-02T11:30:02">
            <text:p>02/09/2015 11:3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4.656">
            <text:p>4.656</text:p>
          </table:table-cell>
          <table:table-cell office:value-type="date" office:date-value="2015-09-02T11:30:03">
            <text:p>02/09/2015 11:30:03</text:p>
          </table:table-cell>
          <table:table-cell office:value-type="float" office:value="475.1">
            <text:p>475.1</text:p>
          </table:table-cell>
          <table:table-cell table:number-columns-repeated="1018"/>
        </table:table-row>
        <table:table-row table:style-name="ro3">
          <table:table-cell office:value-type="date" office:date-value="2015-09-02T11:31:02">
            <text:p>02/09/2015 11:31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9.584">
            <text:p>9.584</text:p>
          </table:table-cell>
          <table:table-cell office:value-type="date" office:date-value="2015-09-02T11:31:03">
            <text:p>02/09/2015 11:31:03</text:p>
          </table:table-cell>
          <table:table-cell office:value-type="float" office:value="1462.2">
            <text:p>1462.2</text:p>
          </table:table-cell>
          <table:table-cell table:number-columns-repeated="1018"/>
        </table:table-row>
        <table:table-row table:style-name="ro3">
          <table:table-cell office:value-type="date" office:date-value="2015-09-02T11:32:02">
            <text:p>02/09/2015 11:32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7.104">
            <text:p>17.104</text:p>
          </table:table-cell>
          <table:table-cell office:value-type="date" office:date-value="2015-09-02T11:32:03">
            <text:p>02/09/2015 11:32:03</text:p>
          </table:table-cell>
          <table:table-cell office:value-type="float" office:value="1715.5">
            <text:p>1715.5</text:p>
          </table:table-cell>
          <table:table-cell table:number-columns-repeated="1018"/>
        </table:table-row>
        <table:table-row table:style-name="ro3">
          <table:table-cell office:value-type="date" office:date-value="2015-09-02T11:33:02">
            <text:p>02/09/2015 11:33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7.592">
            <text:p>17.592</text:p>
          </table:table-cell>
          <table:table-cell office:value-type="date" office:date-value="2015-09-02T11:33:03">
            <text:p>02/09/2015 11:33:03</text:p>
          </table:table-cell>
          <table:table-cell office:value-type="float" office:value="1764.9">
            <text:p>1764.9</text:p>
          </table:table-cell>
          <table:table-cell table:number-columns-repeated="1018"/>
        </table:table-row>
        <table:table-row table:style-name="ro3">
          <table:table-cell office:value-type="date" office:date-value="2015-09-02T11:34:02">
            <text:p>02/09/2015 11:34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8">
            <text:p>18</text:p>
          </table:table-cell>
          <table:table-cell office:value-type="date" office:date-value="2015-09-02T11:34:03">
            <text:p>02/09/2015 11:34:03</text:p>
          </table:table-cell>
          <table:table-cell office:value-type="float" office:value="1795.6">
            <text:p>1795.6</text:p>
          </table:table-cell>
          <table:table-cell table:number-columns-repeated="1018"/>
        </table:table-row>
        <table:table-row table:style-name="ro3">
          <table:table-cell office:value-type="date" office:date-value="2015-09-02T11:35:02">
            <text:p>02/09/2015 11:35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8.488">
            <text:p>18.488</text:p>
          </table:table-cell>
          <table:table-cell office:value-type="date" office:date-value="2015-09-02T11:35:03">
            <text:p>02/09/2015 11:35:03</text:p>
          </table:table-cell>
          <table:table-cell office:value-type="float" office:value="1591.9">
            <text:p>1591.9</text:p>
          </table:table-cell>
          <table:table-cell table:number-columns-repeated="1018"/>
        </table:table-row>
        <table:table-row table:style-name="ro3">
          <table:table-cell office:value-type="date" office:date-value="2015-09-02T11:36:02">
            <text:p>02/09/2015 11:36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8.272">
            <text:p>18.272</text:p>
          </table:table-cell>
          <table:table-cell office:value-type="date" office:date-value="2015-09-02T11:36:03">
            <text:p>02/09/2015 11:36:03</text:p>
          </table:table-cell>
          <table:table-cell office:value-type="float" office:value="1815.1">
            <text:p>1815.1</text:p>
          </table:table-cell>
          <table:table-cell table:number-columns-repeated="1018"/>
        </table:table-row>
        <table:table-row table:style-name="ro3">
          <table:table-cell office:value-type="date" office:date-value="2015-09-02T11:37:02">
            <text:p>02/09/2015 11:37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7.96">
            <text:p>17.96</text:p>
          </table:table-cell>
          <table:table-cell office:value-type="date" office:date-value="2015-09-02T11:37:03">
            <text:p>02/09/2015 11:37:03</text:p>
          </table:table-cell>
          <table:table-cell office:value-type="float" office:value="1791.7">
            <text:p>1791.7</text:p>
          </table:table-cell>
          <table:table-cell table:number-columns-repeated="1018"/>
        </table:table-row>
        <table:table-row table:style-name="ro3">
          <table:table-cell office:value-type="date" office:date-value="2015-09-02T11:38:02">
            <text:p>02/09/2015 11:38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8.152">
            <text:p>8.152</text:p>
          </table:table-cell>
          <table:table-cell office:value-type="date" office:date-value="2015-09-02T11:38:03">
            <text:p>02/09/2015 11:38:03</text:p>
          </table:table-cell>
          <table:table-cell office:value-type="float" office:value="739.1">
            <text:p>739.1</text:p>
          </table:table-cell>
          <table:table-cell table:number-columns-repeated="1018"/>
        </table:table-row>
        <table:table-row table:style-name="ro3">
          <table:table-cell office:value-type="date" office:date-value="2015-09-02T11:39:02">
            <text:p>02/09/2015 11:39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4.592">
            <text:p>4.592</text:p>
          </table:table-cell>
          <table:table-cell office:value-type="date" office:date-value="2015-09-02T11:39:03">
            <text:p>02/09/2015 11:39:03</text:p>
          </table:table-cell>
          <table:table-cell office:value-type="float" office:value="455.8">
            <text:p>455.8</text:p>
          </table:table-cell>
          <table:table-cell table:number-columns-repeated="1018"/>
        </table:table-row>
        <table:table-row table:style-name="ro3">
          <table:table-cell office:value-type="date" office:date-value="2015-09-02T11:40:02">
            <text:p>02/09/2015 11:4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4.328">
            <text:p>4.328</text:p>
          </table:table-cell>
          <table:table-cell office:value-type="date" office:date-value="2015-09-02T11:40:03.000001">
            <text:p>02/09/2015 11:40:03</text:p>
          </table:table-cell>
          <table:table-cell office:value-type="float" office:value="431">
            <text:p>431.0</text:p>
          </table:table-cell>
          <table:table-cell table:number-columns-repeated="1018"/>
        </table:table-row>
        <table:table-row table:style-name="ro3">
          <table:table-cell office:value-type="date" office:date-value="2015-09-02T11:41:02">
            <text:p>02/09/2015 11:41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4.232">
            <text:p>4.232</text:p>
          </table:table-cell>
          <table:table-cell office:value-type="date" office:date-value="2015-09-02T11:41:03">
            <text:p>02/09/2015 11:41:03</text:p>
          </table:table-cell>
          <table:table-cell office:value-type="float" office:value="421.4">
            <text:p>421.4</text:p>
          </table:table-cell>
          <table:table-cell table:number-columns-repeated="1018"/>
        </table:table-row>
        <table:table-row table:style-name="ro3">
          <table:table-cell office:value-type="date" office:date-value="2015-09-02T11:42:02">
            <text:p>02/09/2015 11:42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4.112">
            <text:p>4.112</text:p>
          </table:table-cell>
          <table:table-cell office:value-type="date" office:date-value="2015-09-02T11:42:03">
            <text:p>02/09/2015 11:42:03</text:p>
          </table:table-cell>
          <table:table-cell office:value-type="float" office:value="408.1">
            <text:p>408.1</text:p>
          </table:table-cell>
          <table:table-cell table:number-columns-repeated="1018"/>
        </table:table-row>
        <table:table-row table:style-name="ro3">
          <table:table-cell office:value-type="date" office:date-value="2015-09-02T11:43:02">
            <text:p>02/09/2015 11:43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3.983">
            <text:p>3.983</text:p>
          </table:table-cell>
          <table:table-cell office:value-type="date" office:date-value="2015-09-02T11:43:03.000001">
            <text:p>02/09/2015 11:43:03</text:p>
          </table:table-cell>
          <table:table-cell office:value-type="float" office:value="395.2">
            <text:p>395.2</text:p>
          </table:table-cell>
          <table:table-cell table:number-columns-repeated="1018"/>
        </table:table-row>
        <table:table-row table:style-name="ro3">
          <table:table-cell office:value-type="date" office:date-value="2015-09-02T11:44:02">
            <text:p>02/09/2015 11:44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3.896">
            <text:p>3.896</text:p>
          </table:table-cell>
          <table:table-cell office:value-type="date" office:date-value="2015-09-02T11:44:03">
            <text:p>02/09/2015 11:44:03</text:p>
          </table:table-cell>
          <table:table-cell office:value-type="float" office:value="386.1">
            <text:p>386.1</text:p>
          </table:table-cell>
          <table:table-cell table:number-columns-repeated="1018"/>
        </table:table-row>
        <table:table-row table:style-name="ro3">
          <table:table-cell office:value-type="date" office:date-value="2015-09-02T11:45:02">
            <text:p>02/09/2015 11:45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3.837">
            <text:p>3.837</text:p>
          </table:table-cell>
          <table:table-cell office:value-type="date" office:date-value="2015-09-02T11:45:03">
            <text:p>02/09/2015 11:45:03</text:p>
          </table:table-cell>
          <table:table-cell office:value-type="float" office:value="380">
            <text:p>380.0</text:p>
          </table:table-cell>
          <table:table-cell table:number-columns-repeated="1018"/>
        </table:table-row>
        <table:table-row table:style-name="ro3">
          <table:table-cell office:value-type="date" office:date-value="2015-09-02T11:46:02">
            <text:p>02/09/2015 11:46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3.802">
            <text:p>3.802</text:p>
          </table:table-cell>
          <table:table-cell office:value-type="date" office:date-value="2015-09-02T11:46:03">
            <text:p>02/09/2015 11:46:03</text:p>
          </table:table-cell>
          <table:table-cell office:value-type="float" office:value="375.1">
            <text:p>375.1</text:p>
          </table:table-cell>
          <table:table-cell table:number-columns-repeated="1018"/>
        </table:table-row>
        <table:table-row table:style-name="ro3">
          <table:table-cell office:value-type="date" office:date-value="2015-09-02T11:47:02">
            <text:p>02/09/2015 11:47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3.802">
            <text:p>3.802</text:p>
          </table:table-cell>
          <table:table-cell office:value-type="date" office:date-value="2015-09-02T11:47:03">
            <text:p>02/09/2015 11:47:03</text:p>
          </table:table-cell>
          <table:table-cell office:value-type="float" office:value="375.2">
            <text:p>375.2</text:p>
          </table:table-cell>
          <table:table-cell table:number-columns-repeated="1018"/>
        </table:table-row>
        <table:table-row table:style-name="ro3">
          <table:table-cell office:value-type="date" office:date-value="2015-09-02T11:48:02">
            <text:p>02/09/2015 11:48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3.936">
            <text:p>3.936</text:p>
          </table:table-cell>
          <table:table-cell office:value-type="date" office:date-value="2015-09-02T11:48:03">
            <text:p>02/09/2015 11:48:03</text:p>
          </table:table-cell>
          <table:table-cell office:value-type="float" office:value="389">
            <text:p>389.0</text:p>
          </table:table-cell>
          <table:table-cell table:number-columns-repeated="1018"/>
        </table:table-row>
        <table:table-row table:style-name="ro3">
          <table:table-cell office:value-type="date" office:date-value="2015-09-02T11:49:02">
            <text:p>02/09/2015 11:49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4.2">
            <text:p>4.2</text:p>
          </table:table-cell>
          <table:table-cell office:value-type="date" office:date-value="2015-09-02T11:49:03">
            <text:p>02/09/2015 11:49:03</text:p>
          </table:table-cell>
          <table:table-cell office:value-type="float" office:value="414.6">
            <text:p>414.6</text:p>
          </table:table-cell>
          <table:table-cell table:number-columns-repeated="1018"/>
        </table:table-row>
        <table:table-row table:style-name="ro3">
          <table:table-cell office:value-type="date" office:date-value="2015-09-02T11:50:02">
            <text:p>02/09/2015 11:5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4.592">
            <text:p>4.592</text:p>
          </table:table-cell>
          <table:table-cell office:value-type="date" office:date-value="2015-09-02T11:50:03">
            <text:p>02/09/2015 11:50:03</text:p>
          </table:table-cell>
          <table:table-cell office:value-type="float" office:value="451.9">
            <text:p>451.9</text:p>
          </table:table-cell>
          <table:table-cell table:number-columns-repeated="1018"/>
        </table:table-row>
        <table:table-row table:style-name="ro3">
          <table:table-cell office:value-type="date" office:date-value="2015-09-02T11:51:02">
            <text:p>02/09/2015 11:51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5.312">
            <text:p>5.312</text:p>
          </table:table-cell>
          <table:table-cell office:value-type="date" office:date-value="2015-09-02T11:51:03">
            <text:p>02/09/2015 11:51:03</text:p>
          </table:table-cell>
          <table:table-cell office:value-type="float" office:value="525.2">
            <text:p>525.2</text:p>
          </table:table-cell>
          <table:table-cell table:number-columns-repeated="1018"/>
        </table:table-row>
        <table:table-row table:style-name="ro3">
          <table:table-cell office:value-type="date" office:date-value="2015-09-02T11:52:02">
            <text:p>02/09/2015 11:52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6.08">
            <text:p>6.08</text:p>
          </table:table-cell>
          <table:table-cell office:value-type="date" office:date-value="2015-09-02T11:52:03">
            <text:p>02/09/2015 11:52:03</text:p>
          </table:table-cell>
          <table:table-cell office:value-type="float" office:value="610.1">
            <text:p>610.1</text:p>
          </table:table-cell>
          <table:table-cell table:number-columns-repeated="1018"/>
        </table:table-row>
        <table:table-row table:style-name="ro3">
          <table:table-cell office:value-type="date" office:date-value="2015-09-02T11:53:02">
            <text:p>02/09/2015 11:53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8.76">
            <text:p>8.76</text:p>
          </table:table-cell>
          <table:table-cell office:value-type="date" office:date-value="2015-09-02T11:53:03.000001">
            <text:p>02/09/2015 11:53:03</text:p>
          </table:table-cell>
          <table:table-cell office:value-type="float" office:value="826.7">
            <text:p>826.7</text:p>
          </table:table-cell>
          <table:table-cell table:number-columns-repeated="1018"/>
        </table:table-row>
        <table:table-row table:style-name="ro3">
          <table:table-cell office:value-type="date" office:date-value="2015-09-02T11:54:02">
            <text:p>02/09/2015 11:54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9.4">
            <text:p>19.4</text:p>
          </table:table-cell>
          <table:table-cell office:value-type="date" office:date-value="2015-09-02T11:54:03">
            <text:p>02/09/2015 11:54:03</text:p>
          </table:table-cell>
          <table:table-cell office:value-type="float" office:value="1929.3">
            <text:p>1929.3</text:p>
          </table:table-cell>
          <table:table-cell table:number-columns-repeated="1018"/>
        </table:table-row>
        <table:table-row table:style-name="ro3">
          <table:table-cell office:value-type="date" office:date-value="2015-09-02T11:55:02">
            <text:p>02/09/2015 11:55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5.168">
            <text:p>15.168</text:p>
          </table:table-cell>
          <table:table-cell office:value-type="date" office:date-value="2015-09-02T11:55:03">
            <text:p>02/09/2015 11:55:03</text:p>
          </table:table-cell>
          <table:table-cell office:value-type="float" office:value="1245.4">
            <text:p>1245.4</text:p>
          </table:table-cell>
          <table:table-cell table:number-columns-repeated="1018"/>
        </table:table-row>
        <table:table-row table:style-name="ro3">
          <table:table-cell office:value-type="date" office:date-value="2015-09-02T11:56:02">
            <text:p>02/09/2015 11:56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3.496">
            <text:p>13.496</text:p>
          </table:table-cell>
          <table:table-cell office:value-type="date" office:date-value="2015-09-02T11:56:03.000001">
            <text:p>02/09/2015 11:56:03</text:p>
          </table:table-cell>
          <table:table-cell office:value-type="float" office:value="1550.3">
            <text:p>1550.3</text:p>
          </table:table-cell>
          <table:table-cell table:number-columns-repeated="1018"/>
        </table:table-row>
        <table:table-row table:style-name="ro3">
          <table:table-cell office:value-type="date" office:date-value="2015-09-02T11:57:02">
            <text:p>02/09/2015 11:57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3.184">
            <text:p>13.184</text:p>
          </table:table-cell>
          <table:table-cell office:value-type="date" office:date-value="2015-09-02T11:57:03">
            <text:p>02/09/2015 11:57:03</text:p>
          </table:table-cell>
          <table:table-cell office:value-type="float" office:value="1233.3">
            <text:p>1233.3</text:p>
          </table:table-cell>
          <table:table-cell table:number-columns-repeated="1018"/>
        </table:table-row>
        <table:table-row table:style-name="ro3">
          <table:table-cell office:value-type="date" office:date-value="2015-09-02T11:58:02">
            <text:p>02/09/2015 11:58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7.4">
            <text:p>17.4</text:p>
          </table:table-cell>
          <table:table-cell office:value-type="date" office:date-value="2015-09-02T11:58:03">
            <text:p>02/09/2015 11:58:03</text:p>
          </table:table-cell>
          <table:table-cell office:value-type="float" office:value="1927.3">
            <text:p>1927.3</text:p>
          </table:table-cell>
          <table:table-cell table:number-columns-repeated="1018"/>
        </table:table-row>
        <table:table-row table:style-name="ro3">
          <table:table-cell office:value-type="date" office:date-value="2015-09-02T11:59:02">
            <text:p>02/09/2015 11:59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0.744">
            <text:p>10.744</text:p>
          </table:table-cell>
          <table:table-cell office:value-type="date" office:date-value="2015-09-02T11:59:03.000001">
            <text:p>02/09/2015 11:59:03</text:p>
          </table:table-cell>
          <table:table-cell office:value-type="float" office:value="1170">
            <text:p>1170.0</text:p>
          </table:table-cell>
          <table:table-cell table:number-columns-repeated="1018"/>
        </table:table-row>
        <table:table-row table:style-name="ro3">
          <table:table-cell office:value-type="date" office:date-value="2015-09-02T12:00:02">
            <text:p>02/09/2015 12:0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3.88">
            <text:p>13.88</text:p>
          </table:table-cell>
          <table:table-cell office:value-type="date" office:date-value="2015-09-02T12:00:03">
            <text:p>02/09/2015 12:00:03</text:p>
          </table:table-cell>
          <table:table-cell office:value-type="float" office:value="1518.1">
            <text:p>1518.1</text:p>
          </table:table-cell>
          <table:table-cell table:number-columns-repeated="1018"/>
        </table:table-row>
        <table:table-row table:style-name="ro3">
          <table:table-cell office:value-type="date" office:date-value="2015-09-02T12:01:02">
            <text:p>02/09/2015 12:01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9.896">
            <text:p>9.896</text:p>
          </table:table-cell>
          <table:table-cell office:value-type="date" office:date-value="2015-09-02T12:01:03">
            <text:p>02/09/2015 12:01:03</text:p>
          </table:table-cell>
          <table:table-cell office:value-type="float" office:value="904.6">
            <text:p>904.6</text:p>
          </table:table-cell>
          <table:table-cell table:number-columns-repeated="1018"/>
        </table:table-row>
        <table:table-row table:style-name="ro3">
          <table:table-cell office:value-type="date" office:date-value="2015-09-02T12:02:02">
            <text:p>02/09/2015 12:02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7.088">
            <text:p>7.088</text:p>
          </table:table-cell>
          <table:table-cell office:value-type="date" office:date-value="2015-09-02T12:02:03">
            <text:p>02/09/2015 12:02:03</text:p>
          </table:table-cell>
          <table:table-cell office:value-type="float" office:value="557.7">
            <text:p>557.7</text:p>
          </table:table-cell>
          <table:table-cell table:number-columns-repeated="1018"/>
        </table:table-row>
        <table:table-row table:style-name="ro3">
          <table:table-cell office:value-type="date" office:date-value="2015-09-02T12:03:02">
            <text:p>02/09/2015 12:03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4.904">
            <text:p>4.904</text:p>
          </table:table-cell>
          <table:table-cell office:value-type="date" office:date-value="2015-09-02T12:03:03">
            <text:p>02/09/2015 12:03:03</text:p>
          </table:table-cell>
          <table:table-cell office:value-type="float" office:value="477.4">
            <text:p>477.4</text:p>
          </table:table-cell>
          <table:table-cell table:number-columns-repeated="1018"/>
        </table:table-row>
        <table:table-row table:style-name="ro3">
          <table:table-cell office:value-type="date" office:date-value="2015-09-02T12:04:02">
            <text:p>02/09/2015 12:04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4.952">
            <text:p>4.952</text:p>
          </table:table-cell>
          <table:table-cell office:value-type="date" office:date-value="2015-09-02T12:04:03">
            <text:p>02/09/2015 12:04:03</text:p>
          </table:table-cell>
          <table:table-cell office:value-type="float" office:value="483.1">
            <text:p>483.1</text:p>
          </table:table-cell>
          <table:table-cell table:number-columns-repeated="1018"/>
        </table:table-row>
        <table:table-row table:style-name="ro3">
          <table:table-cell office:value-type="date" office:date-value="2015-09-02T12:05:02">
            <text:p>02/09/2015 12:05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5.048">
            <text:p>5.048</text:p>
          </table:table-cell>
          <table:table-cell office:value-type="date" office:date-value="2015-09-02T12:05:03">
            <text:p>02/09/2015 12:05:03</text:p>
          </table:table-cell>
          <table:table-cell office:value-type="float" office:value="494.5">
            <text:p>494.5</text:p>
          </table:table-cell>
          <table:table-cell table:number-columns-repeated="1018"/>
        </table:table-row>
        <table:table-row table:style-name="ro3">
          <table:table-cell office:value-type="date" office:date-value="2015-09-02T12:06:02">
            <text:p>02/09/2015 12:06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5.264">
            <text:p>5.264</text:p>
          </table:table-cell>
          <table:table-cell office:value-type="date" office:date-value="2015-09-02T12:06:03">
            <text:p>02/09/2015 12:06:03</text:p>
          </table:table-cell>
          <table:table-cell office:value-type="float" office:value="517.5">
            <text:p>517.5</text:p>
          </table:table-cell>
          <table:table-cell table:number-columns-repeated="1018"/>
        </table:table-row>
        <table:table-row table:style-name="ro3">
          <table:table-cell office:value-type="date" office:date-value="2015-09-02T12:07:02">
            <text:p>02/09/2015 12:07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5.536">
            <text:p>5.536</text:p>
          </table:table-cell>
          <table:table-cell office:value-type="date" office:date-value="2015-09-02T12:07:03">
            <text:p>02/09/2015 12:07:03</text:p>
          </table:table-cell>
          <table:table-cell office:value-type="float" office:value="543.8">
            <text:p>543.8</text:p>
          </table:table-cell>
          <table:table-cell table:number-columns-repeated="1018"/>
        </table:table-row>
        <table:table-row table:style-name="ro3">
          <table:table-cell office:value-type="date" office:date-value="2015-09-02T12:08:02">
            <text:p>02/09/2015 12:08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5.768">
            <text:p>5.768</text:p>
          </table:table-cell>
          <table:table-cell office:value-type="date" office:date-value="2015-09-02T12:08:03">
            <text:p>02/09/2015 12:08:03</text:p>
          </table:table-cell>
          <table:table-cell office:value-type="float" office:value="568.6">
            <text:p>568.6</text:p>
          </table:table-cell>
          <table:table-cell table:number-columns-repeated="1018"/>
        </table:table-row>
        <table:table-row table:style-name="ro3">
          <table:table-cell office:value-type="date" office:date-value="2015-09-02T12:09:02">
            <text:p>02/09/2015 12:09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5.904">
            <text:p>5.904</text:p>
          </table:table-cell>
          <table:table-cell office:value-type="date" office:date-value="2015-09-02T12:09:03">
            <text:p>02/09/2015 12:09:03</text:p>
          </table:table-cell>
          <table:table-cell office:value-type="float" office:value="582.1">
            <text:p>582.1</text:p>
          </table:table-cell>
          <table:table-cell table:number-columns-repeated="1018"/>
        </table:table-row>
        <table:table-row table:style-name="ro3">
          <table:table-cell office:value-type="date" office:date-value="2015-09-02T12:10:02">
            <text:p>02/09/2015 12:1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5.896">
            <text:p>5.896</text:p>
          </table:table-cell>
          <table:table-cell office:value-type="date" office:date-value="2015-09-02T12:10:03">
            <text:p>02/09/2015 12:10:03</text:p>
          </table:table-cell>
          <table:table-cell office:value-type="float" office:value="583.3">
            <text:p>583.3</text:p>
          </table:table-cell>
          <table:table-cell table:number-columns-repeated="1018"/>
        </table:table-row>
        <table:table-row table:style-name="ro3">
          <table:table-cell office:value-type="date" office:date-value="2015-09-02T12:11:02">
            <text:p>02/09/2015 12:11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5.936">
            <text:p>5.936</text:p>
          </table:table-cell>
          <table:table-cell office:value-type="date" office:date-value="2015-09-02T12:11:03">
            <text:p>02/09/2015 12:11:03</text:p>
          </table:table-cell>
          <table:table-cell office:value-type="float" office:value="587.7">
            <text:p>587.7</text:p>
          </table:table-cell>
          <table:table-cell table:number-columns-repeated="1018"/>
        </table:table-row>
        <table:table-row table:style-name="ro3">
          <table:table-cell office:value-type="date" office:date-value="2015-09-02T12:12:02">
            <text:p>02/09/2015 12:12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6.024">
            <text:p>6.024</text:p>
          </table:table-cell>
          <table:table-cell office:value-type="date" office:date-value="2015-09-02T12:12:03">
            <text:p>02/09/2015 12:12:03</text:p>
          </table:table-cell>
          <table:table-cell office:value-type="float" office:value="597.9">
            <text:p>597.9</text:p>
          </table:table-cell>
          <table:table-cell table:number-columns-repeated="1018"/>
        </table:table-row>
        <table:table-row table:style-name="ro3">
          <table:table-cell office:value-type="date" office:date-value="2015-09-02T12:13:02">
            <text:p>02/09/2015 12:13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6.168">
            <text:p>6.168</text:p>
          </table:table-cell>
          <table:table-cell office:value-type="date" office:date-value="2015-09-02T12:13:03">
            <text:p>02/09/2015 12:13:03</text:p>
          </table:table-cell>
          <table:table-cell office:value-type="float" office:value="612.5">
            <text:p>612.5</text:p>
          </table:table-cell>
          <table:table-cell table:number-columns-repeated="1018"/>
        </table:table-row>
        <table:table-row table:style-name="ro3">
          <table:table-cell office:value-type="date" office:date-value="2015-09-02T12:14:02">
            <text:p>02/09/2015 12:14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6.312">
            <text:p>6.312</text:p>
          </table:table-cell>
          <table:table-cell office:value-type="date" office:date-value="2015-09-02T12:14:03">
            <text:p>02/09/2015 12:14:03</text:p>
          </table:table-cell>
          <table:table-cell office:value-type="float" office:value="627.1">
            <text:p>627.1</text:p>
          </table:table-cell>
          <table:table-cell table:number-columns-repeated="1018"/>
        </table:table-row>
        <table:table-row table:style-name="ro3">
          <table:table-cell office:value-type="date" office:date-value="2015-09-02T12:15:02">
            <text:p>02/09/2015 12:15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6.4">
            <text:p>6.4</text:p>
          </table:table-cell>
          <table:table-cell office:value-type="date" office:date-value="2015-09-02T12:15:03">
            <text:p>02/09/2015 12:15:03</text:p>
          </table:table-cell>
          <table:table-cell office:value-type="float" office:value="635.6">
            <text:p>635.6</text:p>
          </table:table-cell>
          <table:table-cell table:number-columns-repeated="1018"/>
        </table:table-row>
        <table:table-row table:style-name="ro3">
          <table:table-cell office:value-type="date" office:date-value="2015-09-02T12:16:02">
            <text:p>02/09/2015 12:16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6.448">
            <text:p>6.448</text:p>
          </table:table-cell>
          <table:table-cell office:value-type="date" office:date-value="2015-09-02T12:16:03">
            <text:p>02/09/2015 12:16:03</text:p>
          </table:table-cell>
          <table:table-cell office:value-type="float" office:value="641.2">
            <text:p>641.2</text:p>
          </table:table-cell>
          <table:table-cell table:number-columns-repeated="1018"/>
        </table:table-row>
        <table:table-row table:style-name="ro3">
          <table:table-cell office:value-type="date" office:date-value="2015-09-02T12:17:02">
            <text:p>02/09/2015 12:17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6.464">
            <text:p>6.464</text:p>
          </table:table-cell>
          <table:table-cell office:value-type="date" office:date-value="2015-09-02T12:17:03">
            <text:p>02/09/2015 12:17:03</text:p>
          </table:table-cell>
          <table:table-cell office:value-type="float" office:value="643.9">
            <text:p>643.9</text:p>
          </table:table-cell>
          <table:table-cell table:number-columns-repeated="1018"/>
        </table:table-row>
        <table:table-row table:style-name="ro3">
          <table:table-cell office:value-type="date" office:date-value="2015-09-02T12:18:02">
            <text:p>02/09/2015 12:18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6.688">
            <text:p>6.688</text:p>
          </table:table-cell>
          <table:table-cell office:value-type="date" office:date-value="2015-09-02T12:18:03">
            <text:p>02/09/2015 12:18:03</text:p>
          </table:table-cell>
          <table:table-cell office:value-type="float" office:value="670.7">
            <text:p>670.7</text:p>
          </table:table-cell>
          <table:table-cell table:number-columns-repeated="1018"/>
        </table:table-row>
        <table:table-row table:style-name="ro3">
          <table:table-cell office:value-type="date" office:date-value="2015-09-02T12:19:02">
            <text:p>02/09/2015 12:19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6.968">
            <text:p>6.968</text:p>
          </table:table-cell>
          <table:table-cell office:value-type="date" office:date-value="2015-09-02T12:19:03">
            <text:p>02/09/2015 12:19:03</text:p>
          </table:table-cell>
          <table:table-cell office:value-type="float" office:value="699">
            <text:p>699.0</text:p>
          </table:table-cell>
          <table:table-cell table:number-columns-repeated="1018"/>
        </table:table-row>
        <table:table-row table:style-name="ro3">
          <table:table-cell office:value-type="date" office:date-value="2015-09-02T12:20:02">
            <text:p>02/09/2015 12:2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7.608">
            <text:p>7.608</text:p>
          </table:table-cell>
          <table:table-cell office:value-type="date" office:date-value="2015-09-02T12:20:03">
            <text:p>02/09/2015 12:20:03</text:p>
          </table:table-cell>
          <table:table-cell office:value-type="float" office:value="760.2">
            <text:p>760.2</text:p>
          </table:table-cell>
          <table:table-cell table:number-columns-repeated="1018"/>
        </table:table-row>
        <table:table-row table:style-name="ro3">
          <table:table-cell office:value-type="date" office:date-value="2015-09-02T12:21:02">
            <text:p>02/09/2015 12:21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6.688">
            <text:p>6.688</text:p>
          </table:table-cell>
          <table:table-cell office:value-type="date" office:date-value="2015-09-02T12:21:03">
            <text:p>02/09/2015 12:21:03</text:p>
          </table:table-cell>
          <table:table-cell office:value-type="float" office:value="661.2">
            <text:p>661.2</text:p>
          </table:table-cell>
          <table:table-cell table:number-columns-repeated="1018"/>
        </table:table-row>
        <table:table-row table:style-name="ro3">
          <table:table-cell office:value-type="date" office:date-value="2015-09-02T12:22:02">
            <text:p>02/09/2015 12:22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6.36">
            <text:p>6.36</text:p>
          </table:table-cell>
          <table:table-cell office:value-type="date" office:date-value="2015-09-02T12:22:03">
            <text:p>02/09/2015 12:22:03</text:p>
          </table:table-cell>
          <table:table-cell office:value-type="float" office:value="632">
            <text:p>632.0</text:p>
          </table:table-cell>
          <table:table-cell table:number-columns-repeated="1018"/>
        </table:table-row>
        <table:table-row table:style-name="ro3">
          <table:table-cell office:value-type="date" office:date-value="2015-09-02T12:23:02">
            <text:p>02/09/2015 12:23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6.272">
            <text:p>6.272</text:p>
          </table:table-cell>
          <table:table-cell office:value-type="date" office:date-value="2015-09-02T12:23:03">
            <text:p>02/09/2015 12:23:03</text:p>
          </table:table-cell>
          <table:table-cell office:value-type="float" office:value="625.7">
            <text:p>625.7</text:p>
          </table:table-cell>
          <table:table-cell table:number-columns-repeated="1018"/>
        </table:table-row>
        <table:table-row table:style-name="ro3">
          <table:table-cell office:value-type="date" office:date-value="2015-09-02T12:24:02">
            <text:p>02/09/2015 12:24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6.408">
            <text:p>6.408</text:p>
          </table:table-cell>
          <table:table-cell office:value-type="date" office:date-value="2015-09-02T12:24:03">
            <text:p>02/09/2015 12:24:03</text:p>
          </table:table-cell>
          <table:table-cell office:value-type="float" office:value="641.5">
            <text:p>641.5</text:p>
          </table:table-cell>
          <table:table-cell table:number-columns-repeated="1018"/>
        </table:table-row>
        <table:table-row table:style-name="ro3">
          <table:table-cell office:value-type="date" office:date-value="2015-09-02T12:25:02">
            <text:p>02/09/2015 12:25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7.04">
            <text:p>7.04</text:p>
          </table:table-cell>
          <table:table-cell office:value-type="date" office:date-value="2015-09-02T12:25:03">
            <text:p>02/09/2015 12:25:03</text:p>
          </table:table-cell>
          <table:table-cell office:value-type="float" office:value="704.6">
            <text:p>704.6</text:p>
          </table:table-cell>
          <table:table-cell table:number-columns-repeated="1018"/>
        </table:table-row>
        <table:table-row table:style-name="ro3">
          <table:table-cell office:value-type="date" office:date-value="2015-09-02T12:26:02">
            <text:p>02/09/2015 12:26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8.2">
            <text:p>8.2</text:p>
          </table:table-cell>
          <table:table-cell office:value-type="date" office:date-value="2015-09-02T12:26:03">
            <text:p>02/09/2015 12:26:03</text:p>
          </table:table-cell>
          <table:table-cell office:value-type="float" office:value="829.2">
            <text:p>829.2</text:p>
          </table:table-cell>
          <table:table-cell table:number-columns-repeated="1018"/>
        </table:table-row>
        <table:table-row table:style-name="ro3">
          <table:table-cell office:value-type="date" office:date-value="2015-09-02T12:27:02">
            <text:p>02/09/2015 12:27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1.288">
            <text:p>11.288</text:p>
          </table:table-cell>
          <table:table-cell office:value-type="date" office:date-value="2015-09-02T12:27:03">
            <text:p>02/09/2015 12:27:03</text:p>
          </table:table-cell>
          <table:table-cell office:value-type="float" office:value="1138.5">
            <text:p>1138.5</text:p>
          </table:table-cell>
          <table:table-cell table:number-columns-repeated="1018"/>
        </table:table-row>
        <table:table-row table:style-name="ro3">
          <table:table-cell office:value-type="date" office:date-value="2015-09-02T12:28:02">
            <text:p>02/09/2015 12:28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9.968">
            <text:p>19.968</text:p>
          </table:table-cell>
          <table:table-cell office:value-type="date" office:date-value="2015-09-02T12:28:03">
            <text:p>02/09/2015 12:28:03</text:p>
          </table:table-cell>
          <table:table-cell office:value-type="float" office:value="2009.6">
            <text:p>2009.6</text:p>
          </table:table-cell>
          <table:table-cell table:number-columns-repeated="1018"/>
        </table:table-row>
        <table:table-row table:style-name="ro3">
          <table:table-cell office:value-type="date" office:date-value="2015-09-02T12:29:02">
            <text:p>02/09/2015 12:29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9.376">
            <text:p>19.376</text:p>
          </table:table-cell>
          <table:table-cell office:value-type="date" office:date-value="2015-09-02T12:29:03">
            <text:p>02/09/2015 12:29:03</text:p>
          </table:table-cell>
          <table:table-cell office:value-type="float" office:value="1897.8">
            <text:p>1897.8</text:p>
          </table:table-cell>
          <table:table-cell table:number-columns-repeated="1018"/>
        </table:table-row>
        <table:table-row table:style-name="ro3">
          <table:table-cell office:value-type="date" office:date-value="2015-09-02T12:30:02">
            <text:p>02/09/2015 12:3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9.464">
            <text:p>19.464</text:p>
          </table:table-cell>
          <table:table-cell office:value-type="date" office:date-value="2015-09-02T12:30:03">
            <text:p>02/09/2015 12:30:03</text:p>
          </table:table-cell>
          <table:table-cell office:value-type="float" office:value="1939.2">
            <text:p>1939.2</text:p>
          </table:table-cell>
          <table:table-cell table:number-columns-repeated="1018"/>
        </table:table-row>
        <table:table-row table:style-name="ro3">
          <table:table-cell office:value-type="date" office:date-value="2015-09-02T12:31:02">
            <text:p>02/09/2015 12:31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9.456">
            <text:p>19.456</text:p>
          </table:table-cell>
          <table:table-cell office:value-type="date" office:date-value="2015-09-02T12:31:03">
            <text:p>02/09/2015 12:31:03</text:p>
          </table:table-cell>
          <table:table-cell office:value-type="float" office:value="1938.9">
            <text:p>1938.9</text:p>
          </table:table-cell>
          <table:table-cell table:number-columns-repeated="1018"/>
        </table:table-row>
        <table:table-row table:style-name="ro3">
          <table:table-cell office:value-type="date" office:date-value="2015-09-02T12:32:02">
            <text:p>02/09/2015 12:32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2.672">
            <text:p>12.672</text:p>
          </table:table-cell>
          <table:table-cell office:value-type="date" office:date-value="2015-09-02T12:32:03">
            <text:p>02/09/2015 12:32:03</text:p>
          </table:table-cell>
          <table:table-cell office:value-type="float" office:value="1654.6">
            <text:p>1654.6</text:p>
          </table:table-cell>
          <table:table-cell table:number-columns-repeated="1018"/>
        </table:table-row>
        <table:table-row table:style-name="ro3">
          <table:table-cell office:value-type="date" office:date-value="2015-09-02T12:33:02">
            <text:p>02/09/2015 12:33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3.568">
            <text:p>13.568</text:p>
          </table:table-cell>
          <table:table-cell office:value-type="date" office:date-value="2015-09-02T12:33:03">
            <text:p>02/09/2015 12:33:03</text:p>
          </table:table-cell>
          <table:table-cell office:value-type="float" office:value="1060.2">
            <text:p>1060.2</text:p>
          </table:table-cell>
          <table:table-cell table:number-columns-repeated="1018"/>
        </table:table-row>
        <table:table-row table:style-name="ro3">
          <table:table-cell office:value-type="date" office:date-value="2015-09-02T12:34:02">
            <text:p>02/09/2015 12:34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8.68">
            <text:p>8.68</text:p>
          </table:table-cell>
          <table:table-cell office:value-type="date" office:date-value="2015-09-02T12:34:03">
            <text:p>02/09/2015 12:34:03</text:p>
          </table:table-cell>
          <table:table-cell office:value-type="float" office:value="1094.5">
            <text:p>1094.5</text:p>
          </table:table-cell>
          <table:table-cell table:number-columns-repeated="1018"/>
        </table:table-row>
        <table:table-row table:style-name="ro3">
          <table:table-cell office:value-type="date" office:date-value="2015-09-02T12:35:02">
            <text:p>02/09/2015 12:35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6.352">
            <text:p>6.352</text:p>
          </table:table-cell>
          <table:table-cell office:value-type="date" office:date-value="2015-09-02T12:35:03">
            <text:p>02/09/2015 12:35:03</text:p>
          </table:table-cell>
          <table:table-cell office:value-type="float" office:value="624.7">
            <text:p>624.7</text:p>
          </table:table-cell>
          <table:table-cell table:number-columns-repeated="1018"/>
        </table:table-row>
        <table:table-row table:style-name="ro3">
          <table:table-cell office:value-type="date" office:date-value="2015-09-02T12:36:02">
            <text:p>02/09/2015 12:36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6.016">
            <text:p>6.016</text:p>
          </table:table-cell>
          <table:table-cell office:value-type="date" office:date-value="2015-09-02T12:36:03">
            <text:p>02/09/2015 12:36:03</text:p>
          </table:table-cell>
          <table:table-cell office:value-type="float" office:value="622.8">
            <text:p>622.8</text:p>
          </table:table-cell>
          <table:table-cell table:number-columns-repeated="1018"/>
        </table:table-row>
        <table:table-row table:style-name="ro3">
          <table:table-cell office:value-type="date" office:date-value="2015-09-02T12:37:02">
            <text:p>02/09/2015 12:37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9.072">
            <text:p>19.072</text:p>
          </table:table-cell>
          <table:table-cell office:value-type="date" office:date-value="2015-09-02T12:37:03">
            <text:p>02/09/2015 12:37:03</text:p>
          </table:table-cell>
          <table:table-cell office:value-type="float" office:value="1897.5">
            <text:p>1897.5</text:p>
          </table:table-cell>
          <table:table-cell table:number-columns-repeated="1018"/>
        </table:table-row>
        <table:table-row table:style-name="ro3">
          <table:table-cell office:value-type="date" office:date-value="2015-09-02T12:38:02">
            <text:p>02/09/2015 12:38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3.904">
            <text:p>13.904</text:p>
          </table:table-cell>
          <table:table-cell office:value-type="date" office:date-value="2015-09-02T12:38:03">
            <text:p>02/09/2015 12:38:03</text:p>
          </table:table-cell>
          <table:table-cell office:value-type="float" office:value="1404.5">
            <text:p>1404.5</text:p>
          </table:table-cell>
          <table:table-cell table:number-columns-repeated="1018"/>
        </table:table-row>
        <table:table-row table:style-name="ro3">
          <table:table-cell office:value-type="date" office:date-value="2015-09-02T12:39:02">
            <text:p>02/09/2015 12:39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9.432">
            <text:p>9.432</text:p>
          </table:table-cell>
          <table:table-cell office:value-type="date" office:date-value="2015-09-02T12:39:03">
            <text:p>02/09/2015 12:39:03</text:p>
          </table:table-cell>
          <table:table-cell office:value-type="float" office:value="958.2">
            <text:p>958.2</text:p>
          </table:table-cell>
          <table:table-cell table:number-columns-repeated="1018"/>
        </table:table-row>
        <table:table-row table:style-name="ro3">
          <table:table-cell office:value-type="date" office:date-value="2015-09-02T12:40:02">
            <text:p>02/09/2015 12:4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9.464">
            <text:p>9.464</text:p>
          </table:table-cell>
          <table:table-cell office:value-type="date" office:date-value="2015-09-02T12:40:03">
            <text:p>02/09/2015 12:40:03</text:p>
          </table:table-cell>
          <table:table-cell office:value-type="float" office:value="938.7">
            <text:p>938.7</text:p>
          </table:table-cell>
          <table:table-cell table:number-columns-repeated="1018"/>
        </table:table-row>
        <table:table-row table:style-name="ro3">
          <table:table-cell office:value-type="date" office:date-value="2015-09-02T12:41:02">
            <text:p>02/09/2015 12:41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9.664">
            <text:p>9.664</text:p>
          </table:table-cell>
          <table:table-cell office:value-type="date" office:date-value="2015-09-02T12:41:03">
            <text:p>02/09/2015 12:41:03</text:p>
          </table:table-cell>
          <table:table-cell office:value-type="float" office:value="963.2">
            <text:p>963.2</text:p>
          </table:table-cell>
          <table:table-cell table:number-columns-repeated="1018"/>
        </table:table-row>
        <table:table-row table:style-name="ro3">
          <table:table-cell office:value-type="date" office:date-value="2015-09-02T12:42:02">
            <text:p>02/09/2015 12:42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0.464">
            <text:p>10.464</text:p>
          </table:table-cell>
          <table:table-cell office:value-type="date" office:date-value="2015-09-02T12:42:03">
            <text:p>02/09/2015 12:42:03</text:p>
          </table:table-cell>
          <table:table-cell office:value-type="float" office:value="1045.8">
            <text:p>1045.8</text:p>
          </table:table-cell>
          <table:table-cell table:number-columns-repeated="1018"/>
        </table:table-row>
        <table:table-row table:style-name="ro3">
          <table:table-cell office:value-type="date" office:date-value="2015-09-02T12:43:02">
            <text:p>02/09/2015 12:43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9.456">
            <text:p>9.456</text:p>
          </table:table-cell>
          <table:table-cell office:value-type="date" office:date-value="2015-09-02T12:43:03">
            <text:p>02/09/2015 12:43:03</text:p>
          </table:table-cell>
          <table:table-cell office:value-type="float" office:value="926.5">
            <text:p>926.5</text:p>
          </table:table-cell>
          <table:table-cell table:number-columns-repeated="1018"/>
        </table:table-row>
        <table:table-row table:style-name="ro3">
          <table:table-cell office:value-type="date" office:date-value="2015-09-02T12:44:02">
            <text:p>02/09/2015 12:44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9.288">
            <text:p>9.288</text:p>
          </table:table-cell>
          <table:table-cell office:value-type="date" office:date-value="2015-09-02T12:44:03">
            <text:p>02/09/2015 12:44:03</text:p>
          </table:table-cell>
          <table:table-cell office:value-type="float" office:value="904.6">
            <text:p>904.6</text:p>
          </table:table-cell>
          <table:table-cell table:number-columns-repeated="1018"/>
        </table:table-row>
        <table:table-row table:style-name="ro3">
          <table:table-cell office:value-type="date" office:date-value="2015-09-02T12:45:02">
            <text:p>02/09/2015 12:45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6.824">
            <text:p>6.824</text:p>
          </table:table-cell>
          <table:table-cell office:value-type="date" office:date-value="2015-09-02T12:45:03">
            <text:p>02/09/2015 12:45:03</text:p>
          </table:table-cell>
          <table:table-cell office:value-type="float" office:value="670.9">
            <text:p>670.9</text:p>
          </table:table-cell>
          <table:table-cell table:number-columns-repeated="1018"/>
        </table:table-row>
        <table:table-row table:style-name="ro3">
          <table:table-cell office:value-type="date" office:date-value="2015-09-02T12:46:02">
            <text:p>02/09/2015 12:46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6.184">
            <text:p>6.184</text:p>
          </table:table-cell>
          <table:table-cell office:value-type="date" office:date-value="2015-09-02T12:46:03">
            <text:p>02/09/2015 12:46:03</text:p>
          </table:table-cell>
          <table:table-cell office:value-type="float" office:value="607.6">
            <text:p>607.6</text:p>
          </table:table-cell>
          <table:table-cell table:number-columns-repeated="1018"/>
        </table:table-row>
        <table:table-row table:style-name="ro3">
          <table:table-cell office:value-type="date" office:date-value="2015-09-02T12:47:02">
            <text:p>02/09/2015 12:47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5.512">
            <text:p>5.512</text:p>
          </table:table-cell>
          <table:table-cell office:value-type="date" office:date-value="2015-09-02T12:47:03">
            <text:p>02/09/2015 12:47:03</text:p>
          </table:table-cell>
          <table:table-cell office:value-type="float" office:value="540">
            <text:p>540.0</text:p>
          </table:table-cell>
          <table:table-cell table:number-columns-repeated="1018"/>
        </table:table-row>
        <table:table-row table:style-name="ro3">
          <table:table-cell office:value-type="date" office:date-value="2015-09-02T12:48:02">
            <text:p>02/09/2015 12:48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4.864">
            <text:p>4.864</text:p>
          </table:table-cell>
          <table:table-cell office:value-type="date" office:date-value="2015-09-02T12:48:03">
            <text:p>02/09/2015 12:48:03</text:p>
          </table:table-cell>
          <table:table-cell office:value-type="float" office:value="478.6">
            <text:p>478.6</text:p>
          </table:table-cell>
          <table:table-cell table:number-columns-repeated="1018"/>
        </table:table-row>
        <table:table-row table:style-name="ro3">
          <table:table-cell office:value-type="date" office:date-value="2015-09-02T12:49:02">
            <text:p>02/09/2015 12:49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4.432">
            <text:p>4.432</text:p>
          </table:table-cell>
          <table:table-cell office:value-type="date" office:date-value="2015-09-02T12:49:03">
            <text:p>02/09/2015 12:49:03</text:p>
          </table:table-cell>
          <table:table-cell office:value-type="float" office:value="436.9">
            <text:p>436.9</text:p>
          </table:table-cell>
          <table:table-cell table:number-columns-repeated="1018"/>
        </table:table-row>
        <table:table-row table:style-name="ro3">
          <table:table-cell office:value-type="date" office:date-value="2015-09-02T12:50:02">
            <text:p>02/09/2015 12:5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4.232">
            <text:p>4.232</text:p>
          </table:table-cell>
          <table:table-cell office:value-type="date" office:date-value="2015-09-02T12:50:03">
            <text:p>02/09/2015 12:50:03</text:p>
          </table:table-cell>
          <table:table-cell office:value-type="float" office:value="419">
            <text:p>419.0</text:p>
          </table:table-cell>
          <table:table-cell table:number-columns-repeated="1018"/>
        </table:table-row>
        <table:table-row table:style-name="ro3">
          <table:table-cell office:value-type="date" office:date-value="2015-09-02T12:51:02">
            <text:p>02/09/2015 12:51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4.079">
            <text:p>4.079</text:p>
          </table:table-cell>
          <table:table-cell office:value-type="date" office:date-value="2015-09-02T12:51:03">
            <text:p>02/09/2015 12:51:03</text:p>
          </table:table-cell>
          <table:table-cell office:value-type="float" office:value="403.1">
            <text:p>403.1</text:p>
          </table:table-cell>
          <table:table-cell table:number-columns-repeated="1018"/>
        </table:table-row>
        <table:table-row table:style-name="ro3">
          <table:table-cell office:value-type="date" office:date-value="2015-09-02T12:52:02">
            <text:p>02/09/2015 12:52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3.943">
            <text:p>3.943</text:p>
          </table:table-cell>
          <table:table-cell office:value-type="date" office:date-value="2015-09-02T12:52:03">
            <text:p>02/09/2015 12:52:03</text:p>
          </table:table-cell>
          <table:table-cell office:value-type="float" office:value="389.8">
            <text:p>389.8</text:p>
          </table:table-cell>
          <table:table-cell table:number-columns-repeated="1018"/>
        </table:table-row>
        <table:table-row table:style-name="ro3">
          <table:table-cell office:value-type="date" office:date-value="2015-09-02T12:53:02">
            <text:p>02/09/2015 12:53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3.951">
            <text:p>3.951</text:p>
          </table:table-cell>
          <table:table-cell office:value-type="date" office:date-value="2015-09-02T12:53:03">
            <text:p>02/09/2015 12:53:03</text:p>
          </table:table-cell>
          <table:table-cell office:value-type="float" office:value="390.9">
            <text:p>390.9</text:p>
          </table:table-cell>
          <table:table-cell table:number-columns-repeated="1018"/>
        </table:table-row>
        <table:table-row table:style-name="ro3">
          <table:table-cell office:value-type="date" office:date-value="2015-09-02T12:54:02">
            <text:p>02/09/2015 12:54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4.096">
            <text:p>4.096</text:p>
          </table:table-cell>
          <table:table-cell office:value-type="date" office:date-value="2015-09-02T12:54:03">
            <text:p>02/09/2015 12:54:03</text:p>
          </table:table-cell>
          <table:table-cell office:value-type="float" office:value="405.8">
            <text:p>405.8</text:p>
          </table:table-cell>
          <table:table-cell table:number-columns-repeated="1018"/>
        </table:table-row>
        <table:table-row table:style-name="ro3">
          <table:table-cell office:value-type="date" office:date-value="2015-09-02T12:55:02">
            <text:p>02/09/2015 12:55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4.328">
            <text:p>4.328</text:p>
          </table:table-cell>
          <table:table-cell office:value-type="date" office:date-value="2015-09-02T12:55:03">
            <text:p>02/09/2015 12:55:03</text:p>
          </table:table-cell>
          <table:table-cell office:value-type="float" office:value="428.8">
            <text:p>428.8</text:p>
          </table:table-cell>
          <table:table-cell table:number-columns-repeated="1018"/>
        </table:table-row>
        <table:table-row table:style-name="ro3">
          <table:table-cell office:value-type="date" office:date-value="2015-09-02T12:56:02">
            <text:p>02/09/2015 12:56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4.584">
            <text:p>4.584</text:p>
          </table:table-cell>
          <table:table-cell office:value-type="date" office:date-value="2015-09-02T12:56:03">
            <text:p>02/09/2015 12:56:03</text:p>
          </table:table-cell>
          <table:table-cell office:value-type="float" office:value="454.3">
            <text:p>454.3</text:p>
          </table:table-cell>
          <table:table-cell table:number-columns-repeated="1018"/>
        </table:table-row>
        <table:table-row table:style-name="ro3">
          <table:table-cell office:value-type="date" office:date-value="2015-09-02T12:57:02">
            <text:p>02/09/2015 12:57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4.912">
            <text:p>4.912</text:p>
          </table:table-cell>
          <table:table-cell office:value-type="date" office:date-value="2015-09-02T12:57:03">
            <text:p>02/09/2015 12:57:03</text:p>
          </table:table-cell>
          <table:table-cell office:value-type="float" office:value="486.6">
            <text:p>486.6</text:p>
          </table:table-cell>
          <table:table-cell table:number-columns-repeated="1018"/>
        </table:table-row>
        <table:table-row table:style-name="ro3">
          <table:table-cell office:value-type="date" office:date-value="2015-09-02T12:58:02">
            <text:p>02/09/2015 12:58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9.616">
            <text:p>9.616</text:p>
          </table:table-cell>
          <table:table-cell office:value-type="date" office:date-value="2015-09-02T12:58:03">
            <text:p>02/09/2015 12:58:03</text:p>
          </table:table-cell>
          <table:table-cell office:value-type="float" office:value="1241.1">
            <text:p>1241.1</text:p>
          </table:table-cell>
          <table:table-cell table:number-columns-repeated="1018"/>
        </table:table-row>
        <table:table-row table:style-name="ro3">
          <table:table-cell office:value-type="date" office:date-value="2015-09-02T12:59:02">
            <text:p>02/09/2015 12:59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8.88">
            <text:p>18.88</text:p>
          </table:table-cell>
          <table:table-cell office:value-type="date" office:date-value="2015-09-02T12:59:03">
            <text:p>02/09/2015 12:59:03</text:p>
          </table:table-cell>
          <table:table-cell office:value-type="float" office:value="1874">
            <text:p>1874.0</text:p>
          </table:table-cell>
          <table:table-cell table:number-columns-repeated="1018"/>
        </table:table-row>
        <table:table-row table:style-name="ro3">
          <table:table-cell office:value-type="date" office:date-value="2015-09-02T13:00:02">
            <text:p>02/09/2015 13:0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9.344">
            <text:p>19.344</text:p>
          </table:table-cell>
          <table:table-cell office:value-type="date" office:date-value="2015-09-02T13:00:03">
            <text:p>02/09/2015 13:00:03</text:p>
          </table:table-cell>
          <table:table-cell office:value-type="float" office:value="1920.7">
            <text:p>1920.7</text:p>
          </table:table-cell>
          <table:table-cell table:number-columns-repeated="1018"/>
        </table:table-row>
        <table:table-row table:style-name="ro3">
          <table:table-cell office:value-type="date" office:date-value="2015-09-02T13:01:02">
            <text:p>02/09/2015 13:01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9.752">
            <text:p>19.752</text:p>
          </table:table-cell>
          <table:table-cell office:value-type="date" office:date-value="2015-09-02T13:01:03">
            <text:p>02/09/2015 13:01:03</text:p>
          </table:table-cell>
          <table:table-cell office:value-type="float" office:value="1961.3">
            <text:p>1961.3</text:p>
          </table:table-cell>
          <table:table-cell table:number-columns-repeated="1018"/>
        </table:table-row>
        <table:table-row table:style-name="ro3">
          <table:table-cell office:value-type="date" office:date-value="2015-09-02T13:02:01.999999">
            <text:p>02/09/2015 13:02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20.096">
            <text:p>20.096</text:p>
          </table:table-cell>
          <table:table-cell office:value-type="date" office:date-value="2015-09-02T13:02:03">
            <text:p>02/09/2015 13:02:03</text:p>
          </table:table-cell>
          <table:table-cell office:value-type="float" office:value="2008.7">
            <text:p>2008.7</text:p>
          </table:table-cell>
          <table:table-cell table:number-columns-repeated="1018"/>
        </table:table-row>
        <table:table-row table:style-name="ro3">
          <table:table-cell office:value-type="date" office:date-value="2015-09-02T13:03:02">
            <text:p>02/09/2015 13:03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1.408">
            <text:p>11.408</text:p>
          </table:table-cell>
          <table:table-cell office:value-type="date" office:date-value="2015-09-02T13:03:03">
            <text:p>02/09/2015 13:03:03</text:p>
          </table:table-cell>
          <table:table-cell office:value-type="float" office:value="1141">
            <text:p>1141.0</text:p>
          </table:table-cell>
          <table:table-cell table:number-columns-repeated="1018"/>
        </table:table-row>
        <table:table-row table:style-name="ro3">
          <table:table-cell office:value-type="date" office:date-value="2015-09-02T13:04:02">
            <text:p>02/09/2015 13:04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4.68">
            <text:p>14.68</text:p>
          </table:table-cell>
          <table:table-cell office:value-type="date" office:date-value="2015-09-02T13:04:03">
            <text:p>02/09/2015 13:04:03</text:p>
          </table:table-cell>
          <table:table-cell office:value-type="float" office:value="1291">
            <text:p>1291.0</text:p>
          </table:table-cell>
          <table:table-cell table:number-columns-repeated="1018"/>
        </table:table-row>
        <table:table-row table:style-name="ro3">
          <table:table-cell office:value-type="date" office:date-value="2015-09-02T13:05:01.999999">
            <text:p>02/09/2015 13:05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1.896">
            <text:p>11.896</text:p>
          </table:table-cell>
          <table:table-cell office:value-type="date" office:date-value="2015-09-02T13:05:03">
            <text:p>02/09/2015 13:05:03</text:p>
          </table:table-cell>
          <table:table-cell office:value-type="float" office:value="1393.9">
            <text:p>1393.9</text:p>
          </table:table-cell>
          <table:table-cell table:number-columns-repeated="1018"/>
        </table:table-row>
        <table:table-row table:style-name="ro3">
          <table:table-cell office:value-type="date" office:date-value="2015-09-02T13:06:02">
            <text:p>02/09/2015 13:06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8.256">
            <text:p>18.256</text:p>
          </table:table-cell>
          <table:table-cell office:value-type="date" office:date-value="2015-09-02T13:06:03">
            <text:p>02/09/2015 13:06:03</text:p>
          </table:table-cell>
          <table:table-cell office:value-type="float" office:value="1683.8">
            <text:p>1683.8</text:p>
          </table:table-cell>
          <table:table-cell table:number-columns-repeated="1018"/>
        </table:table-row>
        <table:table-row table:style-name="ro3">
          <table:table-cell office:value-type="date" office:date-value="2015-09-02T13:07:02">
            <text:p>02/09/2015 13:07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8.664">
            <text:p>18.664</text:p>
          </table:table-cell>
          <table:table-cell office:value-type="date" office:date-value="2015-09-02T13:07:03">
            <text:p>02/09/2015 13:07:03</text:p>
          </table:table-cell>
          <table:table-cell office:value-type="float" office:value="1715.7">
            <text:p>1715.7</text:p>
          </table:table-cell>
          <table:table-cell table:number-columns-repeated="1018"/>
        </table:table-row>
        <table:table-row table:style-name="ro3">
          <table:table-cell office:value-type="date" office:date-value="2015-09-02T13:08:02">
            <text:p>02/09/2015 13:08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7.152">
            <text:p>7.152</text:p>
          </table:table-cell>
          <table:table-cell office:value-type="date" office:date-value="2015-09-02T13:08:03">
            <text:p>02/09/2015 13:08:03</text:p>
          </table:table-cell>
          <table:table-cell office:value-type="float" office:value="692.8">
            <text:p>692.8</text:p>
          </table:table-cell>
          <table:table-cell table:number-columns-repeated="1018"/>
        </table:table-row>
        <table:table-row table:style-name="ro3">
          <table:table-cell office:value-type="date" office:date-value="2015-09-02T13:09:02">
            <text:p>02/09/2015 13:09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5.056">
            <text:p>5.056</text:p>
          </table:table-cell>
          <table:table-cell office:value-type="date" office:date-value="2015-09-02T13:09:03">
            <text:p>02/09/2015 13:09:03</text:p>
          </table:table-cell>
          <table:table-cell office:value-type="float" office:value="522.4">
            <text:p>522.4</text:p>
          </table:table-cell>
          <table:table-cell table:number-columns-repeated="1018"/>
        </table:table-row>
        <table:table-row table:style-name="ro2">
          <table:table-cell office:value-type="date" office:date-value="2015-09-02T13:10:02">
            <text:p>02/09/2015 13:1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4.8">
            <text:p>4.8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office:value-type="date" office:date-value="2015-09-02T13:11:02">
            <text:p>02/09/2015 13:11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6.696">
            <text:p>6.696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office:value-type="date" office:date-value="2015-09-02T13:12:01.999999">
            <text:p>02/09/2015 13:12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6.88">
            <text:p>6.88</text:p>
          </table:table-cell>
          <table:table-cell table:style-name="Default" table:number-columns-repeated="2"/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35cm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105cm double #3f3f3f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141cm solid #5b9bd5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141cm solid #adcdea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88cm solid #9dc3e6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105cm double #ff8001" style:border-line-width-bottom="0.035cm 0.035cm 0.035cm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35cm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35cm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0.105cm double #5b9bd5" style:border-line-width-bottom="0.035cm 0.035cm 0.035cm" style:diagonal-bl-tr="none" style:diagonal-tl-br="none" fo:border-left="none" fo:border-right="none" style:rotation-align="none" fo:border-top="0.035cm solid #5b9bd5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7">07/10/2015</text:date>, <text:time>10:1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Rcalib" style:display-name="PageStyle_PARcali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15:29:23</dc:date>
    <dc:creator>Ewan Pinnington</dc:creator>
    <meta:generator>OpenOffice/4.1.1$Unix OpenOffice.org_project/411m6$Build-9775</meta:generator>
    <meta:document-statistic meta:table-count="1" meta:cell-count="14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07">
      <number:number number: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 chart:regression-type="linear"/>
    </style:style>
    <style:style style:name="ch4" style:family="chart" style:data-style-name="N0">
      <style:chart-properties chart:display-label="true" chart:tick-marks-major-inner="false" chart:tick-marks-major-outer="false" chart:logarithmic="false" chart:minimum="0" chart:reverse-direction="false" text:line-break="false" chart:axis-position="0" chart:tick-mark-position="at-axis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 style:data-style-name="N107">
      <style:chart-properties chart:display-label="true" chart:tick-marks-major-inner="false" chart:tick-marks-major-outer="false" chart:logarithmic="false" chart:reverse-direction="false" text:line-break="false" chart:axis-position="0" chart:tick-mark-position="at-axis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000000" fo:font-family="Calibri" fo:font-size="10pt" style:font-size-asian="10pt" style:font-size-complex="10pt"/>
    </style:style>
    <style:style style:name="ch9" style:family="chart" style:data-style-name="N107">
      <style:chart-properties chart:symbol-type="named-symbol" chart:symbol-name="diamond" chart:symbol-width="0.141cm" chart:symbol-height="0.141cm" chart:regression-type="linear" chart:label-position="right">
        <chart:label-separator>
          <text:p>; </text:p>
        </chart:label-separator>
      </style:chart-properties>
      <style:graphic-properties draw:stroke="none" svg:stroke-width="0.071cm" svg:stroke-color="#0066cc" draw:fill-color="#0066cc"/>
      <style:text-properties fo:color="#000000" fo:font-family="Calibri" fo:font-size="10pt" style:font-size-asian="10pt" style:font-size-complex="10pt"/>
    </style:style>
    <style:style style:name="ch10" style:family="chart">
      <style:graphic-properties draw:stroke="dash" draw:stroke-dash="msLineDash_20_1" svg:stroke-width="0.053cm" svg:stroke-color="#5b9bd5"/>
    </style:style>
    <style:style style:name="ch11" style:family="chart" style:data-style-name="N2"/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2.857cm" svg:height="18.926cm" xlink:href=".." xlink:type="simple" chart:class="chart:scatter" chart:style-name="ch1">
        <chart:title svg:x="8.459cm" svg:y="0.513cm" chart:style-name="ch2">
          <text:p>Alice Holt PAR calibration </text:p>
        </chart:title>
        <chart:plot-area chart:style-name="ch3" table:cell-range-address="PARcalib.D13:PARcalib.D235 PARcalib.F13:PARcalib.F235" svg:x="1.52cm" svg:y="2.484cm" svg:width="20.423cm" svg:height="15.031cm">
          <chartooo:coordinate-region svg:x="2.601cm" svg:y="2.655cm" svg:width="19.16cm" svg:height="14.42cm"/>
          <chart:axis chart:dimension="x" chart:name="primary-x" chart:style-name="ch4">
            <chart:title svg:x="9.827cm" svg:y="17.893cm" chart:style-name="ch5">
              <text:p>DL2e PAR sensor (mV)</text:p>
            </chart:title>
            <chart:grid chart:style-name="ch6" chart:class="major"/>
          </chart:axis>
          <chart:axis chart:dimension="y" chart:name="primary-y" chart:style-name="ch7">
            <chart:title svg:x="0.451cm" svg:y="13.013cm" chart:style-name="ch8">
              <text:p>LP-80 measured PAR (umols m-2s-1)</text:p>
            </chart:title>
            <chart:grid chart:style-name="ch6" chart:class="major"/>
          </chart:axis>
          <chart:series chart:style-name="ch9" chart:values-cell-range-address="PARcalib.F13:PARcalib.F235" chart:class="chart:scatter">
            <chart:domain table:cell-range-address="PARcalib.D13:PARcalib.D235"/>
            <chart:regression-curve chart:style-name="ch10">
              <chart:equation chart:display-r-square="true" chart:style-name="ch11"/>
            </chart:regression-curve>
            <chart:data-point chart:repeated="2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665">
                <text:p>3.665</text:p>
                <draw:g>
                  <svg:desc>PARcalib.D13:PARcalib.D235</svg:desc>
                </draw:g>
              </table:table-cell>
              <table:table-cell office:value-type="float" office:value="410.3">
                <text:p>410.3</text:p>
                <draw:g>
                  <svg:desc>PARcalib.F13:PARcalib.F2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944">
                <text:p>5.944</text:p>
              </table:table-cell>
              <table:table-cell office:value-type="float" office:value="444.6">
                <text:p>444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288">
                <text:p>9.288</text:p>
              </table:table-cell>
              <table:table-cell office:value-type="float" office:value="858.7">
                <text:p>858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896">
                <text:p>8.896</text:p>
              </table:table-cell>
              <table:table-cell office:value-type="float" office:value="826.7">
                <text:p>826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224">
                <text:p>6.224</text:p>
              </table:table-cell>
              <table:table-cell office:value-type="float" office:value="599.1">
                <text:p>599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288">
                <text:p>6.288</text:p>
              </table:table-cell>
              <table:table-cell office:value-type="float" office:value="597.8">
                <text:p>597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184">
                <text:p>8.184</text:p>
              </table:table-cell>
              <table:table-cell office:value-type="float" office:value="846.2">
                <text:p>846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936">
                <text:p>8.936</text:p>
              </table:table-cell>
              <table:table-cell office:value-type="float" office:value="916.8">
                <text:p>916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544">
                <text:p>9.544</text:p>
              </table:table-cell>
              <table:table-cell office:value-type="float" office:value="967.9">
                <text:p>967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97.3">
                <text:p>897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992">
                <text:p>9.992</text:p>
              </table:table-cell>
              <table:table-cell office:value-type="float" office:value="1012.9">
                <text:p>1012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832">
                <text:p>10.832</text:p>
              </table:table-cell>
              <table:table-cell office:value-type="float" office:value="1079.9">
                <text:p>1079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664">
                <text:p>11.664</text:p>
              </table:table-cell>
              <table:table-cell office:value-type="float" office:value="1162.7">
                <text:p>1162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936">
                <text:p>11.936</text:p>
              </table:table-cell>
              <table:table-cell office:value-type="float" office:value="1186.5">
                <text:p>1186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552">
                <text:p>11.552</text:p>
              </table:table-cell>
              <table:table-cell office:value-type="float" office:value="1144.6">
                <text:p>1144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992">
                <text:p>10.992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072">
                <text:p>5.072</text:p>
              </table:table-cell>
              <table:table-cell office:value-type="float" office:value="526.4">
                <text:p>526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336">
                <text:p>7.336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32">
                <text:p>4.32</text:p>
              </table:table-cell>
              <table:table-cell office:value-type="float" office:value="423.8">
                <text:p>423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208">
                <text:p>4.208</text:p>
              </table:table-cell>
              <table:table-cell office:value-type="float" office:value="412.9">
                <text:p>412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56">
                <text:p>4.56</text:p>
              </table:table-cell>
              <table:table-cell office:value-type="float" office:value="451.7">
                <text:p>451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208">
                <text:p>5.208</text:p>
              </table:table-cell>
              <table:table-cell office:value-type="float" office:value="516.3">
                <text:p>516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808">
                <text:p>5.808</text:p>
              </table:table-cell>
              <table:table-cell office:value-type="float" office:value="580.9">
                <text:p>580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144">
                <text:p>6.144</text:p>
              </table:table-cell>
              <table:table-cell office:value-type="float" office:value="588.1">
                <text:p>588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784">
                <text:p>5.784</text:p>
              </table:table-cell>
              <table:table-cell office:value-type="float" office:value="568.7">
                <text:p>568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568">
                <text:p>5.568</text:p>
              </table:table-cell>
              <table:table-cell office:value-type="float" office:value="545.5">
                <text:p>545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088">
                <text:p>5.088</text:p>
              </table:table-cell>
              <table:table-cell office:value-type="float" office:value="507.8">
                <text:p>507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744">
                <text:p>4.744</text:p>
              </table:table-cell>
              <table:table-cell office:value-type="float" office:value="471.3">
                <text:p>471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656">
                <text:p>4.656</text:p>
              </table:table-cell>
              <table:table-cell office:value-type="float" office:value="458.1">
                <text:p>458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064">
                <text:p>5.064</text:p>
              </table:table-cell>
              <table:table-cell office:value-type="float" office:value="505.8">
                <text:p>505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464">
                <text:p>6.464</text:p>
              </table:table-cell>
              <table:table-cell office:value-type="float" office:value="627.1">
                <text:p>627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776">
                <text:p>6.776</text:p>
              </table:table-cell>
              <table:table-cell office:value-type="float" office:value="679.6">
                <text:p>679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496">
                <text:p>6.496</text:p>
              </table:table-cell>
              <table:table-cell office:value-type="float" office:value="646.6">
                <text:p>646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928">
                <text:p>5.928</text:p>
              </table:table-cell>
              <table:table-cell office:value-type="float" office:value="585.9">
                <text:p>585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344">
                <text:p>5.344</text:p>
              </table:table-cell>
              <table:table-cell office:value-type="float" office:value="527.3">
                <text:p>527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8">
                <text:p>4.8</text:p>
              </table:table-cell>
              <table:table-cell office:value-type="float" office:value="477.6">
                <text:p>477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944">
                <text:p>4.944</text:p>
              </table:table-cell>
              <table:table-cell office:value-type="float" office:value="493.9">
                <text:p>493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12">
                <text:p>5.12</text:p>
              </table:table-cell>
              <table:table-cell office:value-type="float" office:value="508.9">
                <text:p>508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256">
                <text:p>5.256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168">
                <text:p>5.168</text:p>
              </table:table-cell>
              <table:table-cell office:value-type="float" office:value="510.3">
                <text:p>510.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568">
                <text:p>4.568</text:p>
              </table:table-cell>
              <table:table-cell office:value-type="float" office:value="451.2">
                <text:p>451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264">
                <text:p>4.264</text:p>
              </table:table-cell>
              <table:table-cell office:value-type="float" office:value="422.6">
                <text:p>422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128">
                <text:p>4.128</text:p>
              </table:table-cell>
              <table:table-cell office:value-type="float" office:value="410.4">
                <text:p>410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04">
                <text:p>4.304</text:p>
              </table:table-cell>
              <table:table-cell office:value-type="float" office:value="427.5">
                <text:p>427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52">
                <text:p>4.552</text:p>
              </table:table-cell>
              <table:table-cell office:value-type="float" office:value="451.8">
                <text:p>451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728">
                <text:p>4.728</text:p>
              </table:table-cell>
              <table:table-cell office:value-type="float" office:value="471.2">
                <text:p>471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864">
                <text:p>4.864</text:p>
              </table:table-cell>
              <table:table-cell office:value-type="float" office:value="463.9">
                <text:p>463.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176">
                <text:p>4.176</text:p>
              </table:table-cell>
              <table:table-cell office:value-type="float" office:value="411.1">
                <text:p>411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464">
                <text:p>4.464</text:p>
              </table:table-cell>
              <table:table-cell office:value-type="float" office:value="441.1">
                <text:p>441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016">
                <text:p>5.016</text:p>
              </table:table-cell>
              <table:table-cell office:value-type="float" office:value="498.1">
                <text:p>498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664">
                <text:p>5.664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824">
                <text:p>5.824</text:p>
              </table:table-cell>
              <table:table-cell office:value-type="float" office:value="573.2">
                <text:p>573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032">
                <text:p>6.032</text:p>
              </table:table-cell>
              <table:table-cell office:value-type="float" office:value="606.6">
                <text:p>606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192">
                <text:p>5.192</text:p>
              </table:table-cell>
              <table:table-cell office:value-type="float" office:value="510.2">
                <text:p>510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6">
                <text:p>4.6</text:p>
              </table:table-cell>
              <table:table-cell office:value-type="float" office:value="452.5">
                <text:p>452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328">
                <text:p>4.328</text:p>
              </table:table-cell>
              <table:table-cell office:value-type="float" office:value="425.1">
                <text:p>425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512">
                <text:p>4.512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104">
                <text:p>5.104</text:p>
              </table:table-cell>
              <table:table-cell office:value-type="float" office:value="507.8">
                <text:p>507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656">
                <text:p>5.656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596.8">
                <text:p>596.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44">
                <text:p>6.44</text:p>
              </table:table-cell>
              <table:table-cell office:value-type="float" office:value="628.8">
                <text:p>628.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904">
                <text:p>5.904</text:p>
              </table:table-cell>
              <table:table-cell office:value-type="float" office:value="584.7">
                <text:p>584.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792">
                <text:p>5.792</text:p>
              </table:table-cell>
              <table:table-cell office:value-type="float" office:value="573.5">
                <text:p>573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216">
                <text:p>6.216</text:p>
              </table:table-cell>
              <table:table-cell office:value-type="float" office:value="651.3">
                <text:p>651.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824">
                <text:p>5.824</text:p>
              </table:table-cell>
              <table:table-cell office:value-type="float" office:value="566.2">
                <text:p>566.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6">
                <text:p>6.6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136">
                <text:p>7.136</text:p>
              </table:table-cell>
              <table:table-cell office:value-type="float" office:value="713.6">
                <text:p>713.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.16">
                <text:p>11.16</text:p>
              </table:table-cell>
              <table:table-cell office:value-type="float" office:value="1070.2">
                <text:p>1070.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.392">
                <text:p>9.392</text:p>
              </table:table-cell>
              <table:table-cell office:value-type="float" office:value="912.4">
                <text:p>912.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504">
                <text:p>7.504</text:p>
              </table:table-cell>
              <table:table-cell office:value-type="float" office:value="747.6">
                <text:p>747.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.936">
                <text:p>10.936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312">
                <text:p>8.312</text:p>
              </table:table-cell>
              <table:table-cell office:value-type="float" office:value="829.2">
                <text:p>829.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64">
                <text:p>8.64</text:p>
              </table:table-cell>
              <table:table-cell office:value-type="float" office:value="847.2">
                <text:p>847.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296">
                <text:p>8.296</text:p>
              </table:table-cell>
              <table:table-cell office:value-type="float" office:value="829.2">
                <text:p>829.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808">
                <text:p>8.808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632">
                <text:p>8.632</text:p>
              </table:table-cell>
              <table:table-cell office:value-type="float" office:value="821.8">
                <text:p>821.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08">
                <text:p>8.08</text:p>
              </table:table-cell>
              <table:table-cell office:value-type="float" office:value="825.5">
                <text:p>825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.272">
                <text:p>10.272</text:p>
              </table:table-cell>
              <table:table-cell office:value-type="float" office:value="1155.5">
                <text:p>1155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6">
                <text:p>12.6</text:p>
              </table:table-cell>
              <table:table-cell office:value-type="float" office:value="1196.7">
                <text:p>1196.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.664">
                <text:p>10.664</text:p>
              </table:table-cell>
              <table:table-cell office:value-type="float" office:value="1010.7">
                <text:p>1010.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.456">
                <text:p>10.456</text:p>
              </table:table-cell>
              <table:table-cell office:value-type="float" office:value="1050.7">
                <text:p>1050.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.896">
                <text:p>17.896</text:p>
              </table:table-cell>
              <table:table-cell office:value-type="float" office:value="1762.4">
                <text:p>1762.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808">
                <text:p>8.808</text:p>
              </table:table-cell>
              <table:table-cell office:value-type="float" office:value="863.2">
                <text:p>863.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.712">
                <text:p>18.712</text:p>
              </table:table-cell>
              <table:table-cell office:value-type="float" office:value="1872.8">
                <text:p>1872.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.056">
                <text:p>9.056</text:p>
              </table:table-cell>
              <table:table-cell office:value-type="float" office:value="904.5">
                <text:p>904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.984">
                <text:p>10.984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.104">
                <text:p>15.104</text:p>
              </table:table-cell>
              <table:table-cell office:value-type="float" office:value="1713.9">
                <text:p>1713.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.696">
                <text:p>14.696</text:p>
              </table:table-cell>
              <table:table-cell office:value-type="float" office:value="1307.3">
                <text:p>1307.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.072">
                <text:p>13.072</text:p>
              </table:table-cell>
              <table:table-cell office:value-type="float" office:value="1239.6">
                <text:p>1239.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472">
                <text:p>9.472</text:p>
              </table:table-cell>
              <table:table-cell office:value-type="float" office:value="946.3">
                <text:p>946.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.576">
                <text:p>18.576</text:p>
              </table:table-cell>
              <table:table-cell office:value-type="float" office:value="1860.8">
                <text:p>1860.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.496">
                <text:p>16.496</text:p>
              </table:table-cell>
              <table:table-cell office:value-type="float" office:value="1581.4">
                <text:p>1581.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.008">
                <text:p>11.008</text:p>
              </table:table-cell>
              <table:table-cell office:value-type="float" office:value="1626.9">
                <text:p>1626.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.92">
                <text:p>15.92</text:p>
              </table:table-cell>
              <table:table-cell office:value-type="float" office:value="1829.7">
                <text:p>1829.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.872">
                <text:p>17.872</text:p>
              </table:table-cell>
              <table:table-cell office:value-type="float" office:value="1784.2">
                <text:p>1784.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.712">
                <text:p>8.712</text:p>
              </table:table-cell>
              <table:table-cell office:value-type="float" office:value="1021.5">
                <text:p>1021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408">
                <text:p>4.408</text:p>
              </table:table-cell>
              <table:table-cell office:value-type="float" office:value="439.4">
                <text:p>439.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696">
                <text:p>4.696</text:p>
              </table:table-cell>
              <table:table-cell office:value-type="float" office:value="471.2">
                <text:p>471.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12">
                <text:p>5.12</text:p>
              </table:table-cell>
              <table:table-cell office:value-type="float" office:value="516.6">
                <text:p>516.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896">
                <text:p>6.896</text:p>
              </table:table-cell>
              <table:table-cell office:value-type="float" office:value="661.2">
                <text:p>661.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728">
                <text:p>9.728</text:p>
              </table:table-cell>
              <table:table-cell office:value-type="float" office:value="916.8">
                <text:p>916.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32">
                <text:p>5.32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431">
                <text:p>3.431</text:p>
              </table:table-cell>
              <table:table-cell office:value-type="float" office:value="348.4">
                <text:p>348.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514">
                <text:p>3.514</text:p>
              </table:table-cell>
              <table:table-cell office:value-type="float" office:value="360.5">
                <text:p>360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961">
                <text:p>3.961</text:p>
              </table:table-cell>
              <table:table-cell office:value-type="float" office:value="406.8">
                <text:p>406.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736">
                <text:p>5.736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24">
                <text:p>6.24</text:p>
              </table:table-cell>
              <table:table-cell office:value-type="float" office:value="630.1">
                <text:p>630.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.584">
                <text:p>9.584</text:p>
              </table:table-cell>
              <table:table-cell office:value-type="float" office:value="941.2">
                <text:p>941.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.312">
                <text:p>9.312</text:p>
              </table:table-cell>
              <table:table-cell office:value-type="float" office:value="960.6">
                <text:p>960.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.08">
                <text:p>11.08</text:p>
              </table:table-cell>
              <table:table-cell office:value-type="float" office:value="1211.5">
                <text:p>1211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.64">
                <text:p>15.64</text:p>
              </table:table-cell>
              <table:table-cell office:value-type="float" office:value="1566.8">
                <text:p>1566.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.376">
                <text:p>14.376</text:p>
              </table:table-cell>
              <table:table-cell office:value-type="float" office:value="1512.3">
                <text:p>1512.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.8">
                <text:p>13.8</text:p>
              </table:table-cell>
              <table:table-cell office:value-type="float" office:value="1391.5">
                <text:p>1391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.8">
                <text:p>14.8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.416">
                <text:p>14.416</text:p>
              </table:table-cell>
              <table:table-cell office:value-type="float" office:value="1468.6">
                <text:p>1468.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.92">
                <text:p>14.92</text:p>
              </table:table-cell>
              <table:table-cell office:value-type="float" office:value="1495.5">
                <text:p>1495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.336">
                <text:p>15.336</text:p>
              </table:table-cell>
              <table:table-cell office:value-type="float" office:value="1538.6">
                <text:p>1538.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.656">
                <text:p>15.656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.808">
                <text:p>15.808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.224">
                <text:p>16.224</text:p>
              </table:table-cell>
              <table:table-cell office:value-type="float" office:value="1630.7">
                <text:p>1630.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.824">
                <text:p>16.824</text:p>
              </table:table-cell>
              <table:table-cell office:value-type="float" office:value="1681.3">
                <text:p>1681.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.424">
                <text:p>17.424</text:p>
              </table:table-cell>
              <table:table-cell office:value-type="float" office:value="1734.1">
                <text:p>1734.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.336">
                <text:p>17.336</text:p>
              </table:table-cell>
              <table:table-cell office:value-type="float" office:value="1665.3">
                <text:p>1665.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008">
                <text:p>7.008</text:p>
              </table:table-cell>
              <table:table-cell office:value-type="float" office:value="1128.6">
                <text:p>1128.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.304">
                <text:p>8.304</text:p>
              </table:table-cell>
              <table:table-cell office:value-type="float" office:value="690.4">
                <text:p>690.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.056">
                <text:p>13.056</text:p>
              </table:table-cell>
              <table:table-cell office:value-type="float" office:value="1137.2">
                <text:p>1137.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76">
                <text:p>7.76</text:p>
              </table:table-cell>
              <table:table-cell office:value-type="float" office:value="671.2">
                <text:p>671.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584">
                <text:p>4.584</text:p>
              </table:table-cell>
              <table:table-cell office:value-type="float" office:value="451.8">
                <text:p>451.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12">
                <text:p>4.12</text:p>
              </table:table-cell>
              <table:table-cell office:value-type="float" office:value="411.7">
                <text:p>411.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656">
                <text:p>4.656</text:p>
              </table:table-cell>
              <table:table-cell office:value-type="float" office:value="475.1">
                <text:p>475.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.584">
                <text:p>9.584</text:p>
              </table:table-cell>
              <table:table-cell office:value-type="float" office:value="1462.2">
                <text:p>1462.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.104">
                <text:p>17.104</text:p>
              </table:table-cell>
              <table:table-cell office:value-type="float" office:value="1715.5">
                <text:p>1715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.592">
                <text:p>17.592</text:p>
              </table:table-cell>
              <table:table-cell office:value-type="float" office:value="1764.9">
                <text:p>1764.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">
                <text:p>18</text:p>
              </table:table-cell>
              <table:table-cell office:value-type="float" office:value="1795.6">
                <text:p>1795.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.488">
                <text:p>18.488</text:p>
              </table:table-cell>
              <table:table-cell office:value-type="float" office:value="1591.9">
                <text:p>1591.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.272">
                <text:p>18.272</text:p>
              </table:table-cell>
              <table:table-cell office:value-type="float" office:value="1815.1">
                <text:p>1815.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.96">
                <text:p>17.96</text:p>
              </table:table-cell>
              <table:table-cell office:value-type="float" office:value="1791.7">
                <text:p>1791.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.152">
                <text:p>8.152</text:p>
              </table:table-cell>
              <table:table-cell office:value-type="float" office:value="739.1">
                <text:p>739.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592">
                <text:p>4.592</text:p>
              </table:table-cell>
              <table:table-cell office:value-type="float" office:value="455.8">
                <text:p>455.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328">
                <text:p>4.328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232">
                <text:p>4.232</text:p>
              </table:table-cell>
              <table:table-cell office:value-type="float" office:value="421.4">
                <text:p>421.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112">
                <text:p>4.112</text:p>
              </table:table-cell>
              <table:table-cell office:value-type="float" office:value="408.1">
                <text:p>408.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983">
                <text:p>3.983</text:p>
              </table:table-cell>
              <table:table-cell office:value-type="float" office:value="395.2">
                <text:p>395.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896">
                <text:p>3.896</text:p>
              </table:table-cell>
              <table:table-cell office:value-type="float" office:value="386.1">
                <text:p>386.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837">
                <text:p>3.837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802">
                <text:p>3.802</text:p>
              </table:table-cell>
              <table:table-cell office:value-type="float" office:value="375.1">
                <text:p>375.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802">
                <text:p>3.802</text:p>
              </table:table-cell>
              <table:table-cell office:value-type="float" office:value="375.2">
                <text:p>375.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936">
                <text:p>3.936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2">
                <text:p>4.2</text:p>
              </table:table-cell>
              <table:table-cell office:value-type="float" office:value="414.6">
                <text:p>414.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592">
                <text:p>4.592</text:p>
              </table:table-cell>
              <table:table-cell office:value-type="float" office:value="451.9">
                <text:p>451.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312">
                <text:p>5.312</text:p>
              </table:table-cell>
              <table:table-cell office:value-type="float" office:value="525.2">
                <text:p>525.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08">
                <text:p>6.08</text:p>
              </table:table-cell>
              <table:table-cell office:value-type="float" office:value="610.1">
                <text:p>610.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.76">
                <text:p>8.76</text:p>
              </table:table-cell>
              <table:table-cell office:value-type="float" office:value="826.7">
                <text:p>826.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.4">
                <text:p>19.4</text:p>
              </table:table-cell>
              <table:table-cell office:value-type="float" office:value="1929.3">
                <text:p>1929.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168">
                <text:p>15.168</text:p>
              </table:table-cell>
              <table:table-cell office:value-type="float" office:value="1245.4">
                <text:p>1245.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.496">
                <text:p>13.496</text:p>
              </table:table-cell>
              <table:table-cell office:value-type="float" office:value="1550.3">
                <text:p>1550.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.184">
                <text:p>13.184</text:p>
              </table:table-cell>
              <table:table-cell office:value-type="float" office:value="1233.3">
                <text:p>1233.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.4">
                <text:p>17.4</text:p>
              </table:table-cell>
              <table:table-cell office:value-type="float" office:value="1927.3">
                <text:p>1927.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.744">
                <text:p>10.744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.88">
                <text:p>13.88</text:p>
              </table:table-cell>
              <table:table-cell office:value-type="float" office:value="1518.1">
                <text:p>1518.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.896">
                <text:p>9.896</text:p>
              </table:table-cell>
              <table:table-cell office:value-type="float" office:value="904.6">
                <text:p>904.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.088">
                <text:p>7.088</text:p>
              </table:table-cell>
              <table:table-cell office:value-type="float" office:value="557.7">
                <text:p>557.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904">
                <text:p>4.904</text:p>
              </table:table-cell>
              <table:table-cell office:value-type="float" office:value="477.4">
                <text:p>477.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952">
                <text:p>4.952</text:p>
              </table:table-cell>
              <table:table-cell office:value-type="float" office:value="483.1">
                <text:p>483.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048">
                <text:p>5.048</text:p>
              </table:table-cell>
              <table:table-cell office:value-type="float" office:value="494.5">
                <text:p>494.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.264">
                <text:p>5.264</text:p>
              </table:table-cell>
              <table:table-cell office:value-type="float" office:value="517.5">
                <text:p>517.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536">
                <text:p>5.536</text:p>
              </table:table-cell>
              <table:table-cell office:value-type="float" office:value="543.8">
                <text:p>543.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768">
                <text:p>5.768</text:p>
              </table:table-cell>
              <table:table-cell office:value-type="float" office:value="568.6">
                <text:p>568.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.904">
                <text:p>5.904</text:p>
              </table:table-cell>
              <table:table-cell office:value-type="float" office:value="582.1">
                <text:p>582.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896">
                <text:p>5.896</text:p>
              </table:table-cell>
              <table:table-cell office:value-type="float" office:value="583.3">
                <text:p>583.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936">
                <text:p>5.936</text:p>
              </table:table-cell>
              <table:table-cell office:value-type="float" office:value="587.7">
                <text:p>587.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024">
                <text:p>6.024</text:p>
              </table:table-cell>
              <table:table-cell office:value-type="float" office:value="597.9">
                <text:p>597.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.168">
                <text:p>6.168</text:p>
              </table:table-cell>
              <table:table-cell office:value-type="float" office:value="612.5">
                <text:p>612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.312">
                <text:p>6.312</text:p>
              </table:table-cell>
              <table:table-cell office:value-type="float" office:value="627.1">
                <text:p>627.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.4">
                <text:p>6.4</text:p>
              </table:table-cell>
              <table:table-cell office:value-type="float" office:value="635.6">
                <text:p>635.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.448">
                <text:p>6.448</text:p>
              </table:table-cell>
              <table:table-cell office:value-type="float" office:value="641.2">
                <text:p>641.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.464">
                <text:p>6.464</text:p>
              </table:table-cell>
              <table:table-cell office:value-type="float" office:value="643.9">
                <text:p>643.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.688">
                <text:p>6.688</text:p>
              </table:table-cell>
              <table:table-cell office:value-type="float" office:value="670.7">
                <text:p>670.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.968">
                <text:p>6.968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608">
                <text:p>7.608</text:p>
              </table:table-cell>
              <table:table-cell office:value-type="float" office:value="760.2">
                <text:p>760.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.688">
                <text:p>6.688</text:p>
              </table:table-cell>
              <table:table-cell office:value-type="float" office:value="661.2">
                <text:p>661.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.36">
                <text:p>6.36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.272">
                <text:p>6.272</text:p>
              </table:table-cell>
              <table:table-cell office:value-type="float" office:value="625.7">
                <text:p>625.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408">
                <text:p>6.408</text:p>
              </table:table-cell>
              <table:table-cell office:value-type="float" office:value="641.5">
                <text:p>641.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.04">
                <text:p>7.04</text:p>
              </table:table-cell>
              <table:table-cell office:value-type="float" office:value="704.6">
                <text:p>704.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2">
                <text:p>8.2</text:p>
              </table:table-cell>
              <table:table-cell office:value-type="float" office:value="829.2">
                <text:p>829.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.288">
                <text:p>11.288</text:p>
              </table:table-cell>
              <table:table-cell office:value-type="float" office:value="1138.5">
                <text:p>1138.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.968">
                <text:p>19.968</text:p>
              </table:table-cell>
              <table:table-cell office:value-type="float" office:value="2009.6">
                <text:p>2009.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.376">
                <text:p>19.376</text:p>
              </table:table-cell>
              <table:table-cell office:value-type="float" office:value="1897.8">
                <text:p>1897.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.464">
                <text:p>19.464</text:p>
              </table:table-cell>
              <table:table-cell office:value-type="float" office:value="1939.2">
                <text:p>1939.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.456">
                <text:p>19.456</text:p>
              </table:table-cell>
              <table:table-cell office:value-type="float" office:value="1938.9">
                <text:p>1938.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.672">
                <text:p>12.672</text:p>
              </table:table-cell>
              <table:table-cell office:value-type="float" office:value="1654.6">
                <text:p>1654.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3.568">
                <text:p>13.568</text:p>
              </table:table-cell>
              <table:table-cell office:value-type="float" office:value="1060.2">
                <text:p>1060.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.68">
                <text:p>8.68</text:p>
              </table:table-cell>
              <table:table-cell office:value-type="float" office:value="1094.5">
                <text:p>1094.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.352">
                <text:p>6.352</text:p>
              </table:table-cell>
              <table:table-cell office:value-type="float" office:value="624.7">
                <text:p>624.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.016">
                <text:p>6.016</text:p>
              </table:table-cell>
              <table:table-cell office:value-type="float" office:value="622.8">
                <text:p>622.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072">
                <text:p>19.072</text:p>
              </table:table-cell>
              <table:table-cell office:value-type="float" office:value="1897.5">
                <text:p>1897.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.904">
                <text:p>13.904</text:p>
              </table:table-cell>
              <table:table-cell office:value-type="float" office:value="1404.5">
                <text:p>1404.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432">
                <text:p>9.432</text:p>
              </table:table-cell>
              <table:table-cell office:value-type="float" office:value="958.2">
                <text:p>958.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464">
                <text:p>9.464</text:p>
              </table:table-cell>
              <table:table-cell office:value-type="float" office:value="938.7">
                <text:p>938.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.664">
                <text:p>9.664</text:p>
              </table:table-cell>
              <table:table-cell office:value-type="float" office:value="963.2">
                <text:p>963.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.464">
                <text:p>10.464</text:p>
              </table:table-cell>
              <table:table-cell office:value-type="float" office:value="1045.8">
                <text:p>1045.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.456">
                <text:p>9.456</text:p>
              </table:table-cell>
              <table:table-cell office:value-type="float" office:value="926.5">
                <text:p>926.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.288">
                <text:p>9.288</text:p>
              </table:table-cell>
              <table:table-cell office:value-type="float" office:value="904.6">
                <text:p>904.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.824">
                <text:p>6.824</text:p>
              </table:table-cell>
              <table:table-cell office:value-type="float" office:value="670.9">
                <text:p>670.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.184">
                <text:p>6.184</text:p>
              </table:table-cell>
              <table:table-cell office:value-type="float" office:value="607.6">
                <text:p>607.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.512">
                <text:p>5.512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.864">
                <text:p>4.864</text:p>
              </table:table-cell>
              <table:table-cell office:value-type="float" office:value="478.6">
                <text:p>478.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.432">
                <text:p>4.432</text:p>
              </table:table-cell>
              <table:table-cell office:value-type="float" office:value="436.9">
                <text:p>436.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.232">
                <text:p>4.232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.079">
                <text:p>4.079</text:p>
              </table:table-cell>
              <table:table-cell office:value-type="float" office:value="403.1">
                <text:p>403.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943">
                <text:p>3.943</text:p>
              </table:table-cell>
              <table:table-cell office:value-type="float" office:value="389.8">
                <text:p>389.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951">
                <text:p>3.951</text:p>
              </table:table-cell>
              <table:table-cell office:value-type="float" office:value="390.9">
                <text:p>390.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.096">
                <text:p>4.096</text:p>
              </table:table-cell>
              <table:table-cell office:value-type="float" office:value="405.8">
                <text:p>405.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328">
                <text:p>4.328</text:p>
              </table:table-cell>
              <table:table-cell office:value-type="float" office:value="428.8">
                <text:p>428.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584">
                <text:p>4.584</text:p>
              </table:table-cell>
              <table:table-cell office:value-type="float" office:value="454.3">
                <text:p>454.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912">
                <text:p>4.912</text:p>
              </table:table-cell>
              <table:table-cell office:value-type="float" office:value="486.6">
                <text:p>486.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.616">
                <text:p>9.616</text:p>
              </table:table-cell>
              <table:table-cell office:value-type="float" office:value="1241.1">
                <text:p>1241.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8.88">
                <text:p>18.88</text:p>
              </table:table-cell>
              <table:table-cell office:value-type="float" office:value="1874">
                <text:p>187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.344">
                <text:p>19.344</text:p>
              </table:table-cell>
              <table:table-cell office:value-type="float" office:value="1920.7">
                <text:p>1920.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.752">
                <text:p>19.752</text:p>
              </table:table-cell>
              <table:table-cell office:value-type="float" office:value="1961.3">
                <text:p>1961.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.096">
                <text:p>20.096</text:p>
              </table:table-cell>
              <table:table-cell office:value-type="float" office:value="2008.7">
                <text:p>2008.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.408">
                <text:p>11.408</text:p>
              </table:table-cell>
              <table:table-cell office:value-type="float" office:value="1141">
                <text:p>11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msLineDash_20_1" draw:display-name="msLineDash 1" draw:style="round" draw:dots1="1" draw:dots1-length="53%" draw:distance="53%"/>
    <draw:stroke-dash draw:name="msLineDash_20_2" draw:display-name="msLineDash 2" draw:style="round" draw:dots1="1" draw:dots1-length="53%" draw:distance="53%"/>
  </office:styles>
</office:document-styles>
</file>